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Replacements/Object 86" manifest:media-type=""/>
  <manifest:file-entry manifest:full-path="ObjectReplacements/Object 30" manifest:media-type=""/>
  <manifest:file-entry manifest:full-path="ObjectReplacements/Object 8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"/>
  <manifest:file-entry manifest:full-path="ObjectReplacements/Object 8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29" manifest:media-type="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97" manifest:media-type=""/>
  <manifest:file-entry manifest:full-path="ObjectReplacements/Object 40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132" manifest:media-type=""/>
  <manifest:file-entry manifest:full-path="ObjectReplacements/Object 13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OpenSymbol2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831cm" style:rel-column-width="13107*"/>
    </style:style>
    <style:style style:name="Tableau2.A1" style:family="table-cell">
      <style:table-cell-properties style:vertical-align="middle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1.831cm" style:rel-column-width="13107*"/>
    </style:style>
    <style:style style:name="Tableau3.1" style:family="table-row">
      <style:table-row-properties style:min-row-height="1.199cm"/>
    </style:style>
    <style:style style:name="Tableau3.A1" style:family="table-cell">
      <style:table-cell-properties style:vertical-align="middle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05cm" style:rel-column-width="21845*"/>
    </style:style>
    <style:style style:name="Tableau1.1" style:family="table-row">
      <style:table-row-properties style:min-row-height="0.801cm"/>
    </style:style>
    <style:style style:name="Tableau1.A1" style:family="table-cell">
      <style:table-cell-properties style:vertical-align="middl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19fee0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3441a" officeooo:paragraph-rsid="00099a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0d77f6"/>
    </style:style>
    <style:style style:name="P26" style:family="paragraph" style:parent-style-name="_5f_Paragraphe_20_livret_20_">
      <style:paragraph-properties fo:margin-top="0cm" fo:margin-bottom="0.101cm" loext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33f89b"/>
    </style:style>
    <style:style style:name="P27" style:family="paragraph" style:parent-style-name="_5f_Paragraphe_20_livret">
      <style:paragraph-properties fo:margin-top="0cm" fo:margin-bottom="0.101cm" loext:contextual-spacing="false"/>
    </style:style>
    <style:style style:name="P28" style:family="paragraph" style:parent-style-name="Standard">
      <style:paragraph-properties fo:margin-top="0cm" fo:margin-bottom="0.101cm" loext:contextual-spacing="false"/>
      <style:text-properties officeooo:paragraph-rsid="003f4336"/>
    </style:style>
    <style:style style:name="P29" style:family="paragraph" style:parent-style-name="Standard">
      <style:paragraph-properties fo:margin-top="0cm" fo:margin-bottom="0.199cm" loext:contextual-spacing="false"/>
      <style:text-properties officeooo:paragraph-rsid="000f832d"/>
    </style:style>
    <style:style style:name="P30" style:family="paragraph" style:parent-style-name="_5f_Paragraphe_20_livret_20_">
      <style:paragraph-properties fo:text-align="center" style:justify-single-word="false"/>
      <style:text-properties officeooo:paragraph-rsid="002adf63"/>
    </style:style>
    <style:style style:name="P31" style:family="paragraph" style:parent-style-name="_5f_Paragraphe_20_livret_20_">
      <style:paragraph-properties fo:text-align="start" style:justify-single-word="false">
        <style:tab-stops/>
      </style:paragraph-properties>
      <style:text-properties officeooo:paragraph-rsid="002eb091"/>
    </style:style>
    <style:style style:name="P32" style:family="paragraph" style:parent-style-name="_5f_Paragraphe_20_livret_20_">
      <style:paragraph-properties fo:text-align="start" style:justify-single-word="false"/>
      <style:text-properties officeooo:paragraph-rsid="002eb091"/>
    </style:style>
    <style:style style:name="P33" style:family="paragraph" style:parent-style-name="_5f_Paragraphe_20_livret_20_">
      <style:paragraph-properties fo:margin-top="0.199cm" fo:margin-bottom="0cm" loext:contextual-spacing="false">
        <style:tab-stops>
          <style:tab-stop style:position="0.55cm"/>
        </style:tab-stops>
      </style:paragraph-properties>
      <style:text-properties fo:color="#b3b3b3" fo:font-style="normal" officeooo:paragraph-rsid="00338d79" style:font-style-asian="normal" style:font-style-complex="normal"/>
    </style:style>
    <style:style style:name="P34" style:family="paragraph" style:parent-style-name="_5f_Paragraphe_20_livret_20_">
      <style:paragraph-properties fo:margin-top="0.199cm" fo:margin-bottom="0cm" loext:contextual-spacing="false">
        <style:tab-stops>
          <style:tab-stop style:position="1.256cm" style:type="right"/>
          <style:tab-stop style:position="1.416cm"/>
        </style:tab-stops>
      </style:paragraph-properties>
      <style:text-properties fo:font-weight="normal" officeooo:paragraph-rsid="00338d79" style:font-weight-asian="normal" style:font-weight-complex="normal"/>
    </style:style>
    <style:style style:name="P35" style:family="paragraph" style:parent-style-name="FILET_5f_POINTILLES">
      <style:text-properties officeooo:paragraph-rsid="003dcfc1"/>
    </style:style>
    <style:style style:name="P36" style:family="paragraph" style:parent-style-name="FILET_5f_POINTILLES">
      <style:text-properties officeooo:paragraph-rsid="003f4336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Bitstream Vera Serif1" fo:font-size="10pt" fo:font-style="normal" officeooo:paragraph-rsid="003f4336" style:font-size-asian="10pt" style:font-style-asian="normal" style:font-size-complex="10pt" style:font-style-complex="normal"/>
    </style:style>
    <style:style style:name="P38" style:family="paragraph" style:parent-style-name="Exo_5f_Num" style:list-style-name="Num_5f_Exo"/>
    <style:style style:name="P39" style:family="paragraph" style:parent-style-name="Exo_5f_Num" style:list-style-name="Num_5f_Exo">
      <style:text-properties fo:font-weight="normal" officeooo:paragraph-rsid="00338d79" style:font-weight-asian="normal" style:font-weight-complex="normal"/>
    </style:style>
    <style:style style:name="P40" style:family="paragraph" style:parent-style-name="Exo_5f_Num">
      <style:paragraph-properties fo:margin-top="0.801cm" fo:margin-bottom="0.101cm" loext:contextual-spacing="false"/>
    </style:style>
    <style:style style:name="P41" style:family="paragraph" style:parent-style-name="Exo_5f_Num" style:master-page-name="">
      <style:paragraph-properties fo:margin-top="0.9cm" fo:margin-bottom="0.4cm" loext:contextual-spacing="false" style:page-number="auto" fo:break-before="auto" fo:break-after="auto"/>
      <style:text-properties officeooo:paragraph-rsid="0030b082"/>
    </style:style>
    <style:style style:name="P42" style:family="paragraph" style:parent-style-name="Exo_5f_Num">
      <style:paragraph-properties fo:margin-top="0.951cm" fo:margin-bottom="0.139cm" loext:contextual-spacing="false"/>
      <style:text-properties officeooo:paragraph-rsid="002f9b3e"/>
    </style:style>
    <style:style style:name="P43" style:family="paragraph" style:parent-style-name="Exo_5f_Num">
      <style:paragraph-properties fo:margin-top="1cm" fo:margin-bottom="0.101cm" loext:contextual-spacing="false"/>
    </style:style>
    <style:style style:name="P44" style:family="paragraph" style:parent-style-name="Exo_5f_Num" style:list-style-name="Num_5f_Exo">
      <style:paragraph-properties fo:margin-top="0.499cm" fo:margin-bottom="0.101cm" loext:contextual-spacing="false"/>
      <style:text-properties officeooo:paragraph-rsid="002adf63"/>
    </style:style>
    <style:style style:name="P45" style:family="paragraph" style:parent-style-name="Exo_5f_Num" style:list-style-name="Num_5f_Exo">
      <style:paragraph-properties fo:margin-top="0.499cm" fo:margin-bottom="0.101cm" loext:contextual-spacing="false"/>
      <style:text-properties officeooo:paragraph-rsid="00338d79"/>
    </style:style>
    <style:style style:name="P46" style:family="paragraph" style:parent-style-name="Exo_5f_Num">
      <style:paragraph-properties fo:margin-top="0.499cm" fo:margin-bottom="0.199cm" loext:contextual-spacing="false"/>
      <style:text-properties officeooo:paragraph-rsid="002adf63"/>
    </style:style>
    <style:style style:name="P47" style:family="paragraph" style:parent-style-name="Exo_5f_Num" style:list-style-name="Num_5f_Exo">
      <style:paragraph-properties fo:margin-top="0.55cm" fo:margin-bottom="0.101cm" loext:contextual-spacing="false"/>
    </style:style>
    <style:style style:name="P48" style:family="paragraph" style:parent-style-name="Exo_5f_Num" style:list-style-name="Num_5f_Exo">
      <style:paragraph-properties fo:margin-top="0.55cm" fo:margin-bottom="0cm" loext:contextual-spacing="false"/>
      <style:text-properties officeooo:paragraph-rsid="00443829"/>
    </style:style>
    <style:style style:name="P49" style:family="paragraph" style:parent-style-name="FILET_5f_POINTILLES" style:list-style-name="_5f_Numérotation_20_des_20_exercices_20_livrets"/>
    <style:style style:name="P50" style:family="paragraph" style:parent-style-name="FILET_5f_POINTILLES" style:list-style-name="_5f_Numérotation_20_des_20_exercices_20_livrets">
      <style:text-properties officeooo:paragraph-rsid="003dcfc1"/>
    </style:style>
    <style:style style:name="P51" style:family="paragraph" style:parent-style-name="FILET_5f_POINTILLES" style:list-style-name="liste_5f_abc"/>
    <style:style style:name="P52" style:family="paragraph" style:parent-style-name="FILET_5f_POINTILLES" style:list-style-name="liste_5f_abc">
      <style:text-properties officeooo:paragraph-rsid="003f4336"/>
    </style:style>
    <style:style style:name="P53" style:family="paragraph" style:parent-style-name="Standard" style:list-style-name="_5f_Numérotation_20_des_20_exercices_20_livrets">
      <style:text-properties officeooo:paragraph-rsid="002adf63"/>
    </style:style>
    <style:style style:name="P54" style:family="paragraph" style:parent-style-name="Standard" style:list-style-name="_5f_Numérotation_20_des_20_exercices_20_livrets">
      <style:paragraph-properties fo:margin-top="0cm" fo:margin-bottom="0.101cm" loext:contextual-spacing="false"/>
      <style:text-properties officeooo:paragraph-rsid="002adf63"/>
    </style:style>
    <style:style style:name="P55" style:family="paragraph" style:parent-style-name="_5f_Paragraphe_20_livret_20_" style:list-style-name="liste_5f_abc">
      <style:paragraph-properties fo:margin-top="0cm" fo:margin-bottom="0.101cm" loext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2a3dac"/>
    </style:style>
    <style:style style:name="P56" style:family="paragraph" style:parent-style-name="_5f_Paragraphe_20_livret_20_" style:list-style-name="liste_5f_abc">
      <style:paragraph-properties fo:margin-top="0cm" fo:margin-bottom="0.101cm" loext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2adf63"/>
    </style:style>
    <style:style style:name="P57" style:family="paragraph" style:parent-style-name="_5f_Paragraphe_20_livret_20_" style:list-style-name="liste_5f_abc">
      <style:paragraph-properties fo:margin-top="0cm" fo:margin-bottom="0.101cm" loext:contextual-spacing="false" fo:line-height="100%">
        <style:tab-stops>
          <style:tab-stop style:position="2cm" style:type="right"/>
          <style:tab-stop style:position="2.011cm"/>
        </style:tab-stops>
      </style:paragraph-properties>
      <style:text-properties officeooo:paragraph-rsid="0030b082"/>
    </style:style>
    <style:style style:name="P58" style:family="paragraph" style:parent-style-name="_5f_Paragraphe_20_livret_20_" style:list-style-name="liste_5f_abc">
      <style:paragraph-properties fo:margin-top="0cm" fo:margin-bottom="0.101cm" loext:contextual-spacing="false" fo:line-height="100%">
        <style:tab-stops>
          <style:tab-stop style:position="2cm" style:type="right"/>
          <style:tab-stop style:position="2.011cm"/>
        </style:tab-stops>
      </style:paragraph-properties>
      <style:text-properties officeooo:paragraph-rsid="0040eb57"/>
    </style:style>
    <style:style style:name="P59" style:family="paragraph" style:parent-style-name="_5f_Paragraphe_20_livret_20_" style:list-style-name="liste_5f_abc">
      <style:paragraph-properties fo:margin-top="0cm" fo:margin-bottom="0cm" loext:contextual-spacing="false" fo:line-height="100%">
        <style:tab-stops>
          <style:tab-stop style:position="2cm" style:type="right"/>
          <style:tab-stop style:position="2.011cm"/>
        </style:tab-stops>
      </style:paragraph-properties>
      <style:text-properties officeooo:paragraph-rsid="0030b082"/>
    </style:style>
    <style:style style:name="P60" style:family="paragraph" style:parent-style-name="_5f_Paragraphe_20_livret_20_" style:list-style-name="liste_5f_abc">
      <style:paragraph-properties fo:margin-top="0.101cm" fo:margin-bottom="0cm" loext:contextual-spacing="false">
        <style:tab-stops>
          <style:tab-stop style:position="1.49cm" style:type="right"/>
          <style:tab-stop style:position="2.18cm" style:leader-style="dotted" style:leader-text="."/>
        </style:tab-stops>
      </style:paragraph-properties>
      <style:text-properties fo:font-weight="normal" officeooo:paragraph-rsid="002f9b3e" style:font-weight-asian="normal" style:font-weight-complex="normal"/>
    </style:style>
    <style:style style:name="P61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3b2282"/>
    </style:style>
    <style:style style:name="P62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3b2282"/>
    </style:style>
    <style:style style:name="P63" style:family="paragraph" style:parent-style-name="_5f_Paragraphe_20_livret_20_réponse_20_élève" style:list-style-name="liste_5f_abc">
      <style:text-properties officeooo:paragraph-rsid="002adf63"/>
    </style:style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/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_5f_Titre_20_d_27_exercices_20_livret">
      <style:paragraph-properties fo:margin-top="0.9cm" fo:margin-bottom="0cm" loext:contextual-spacing="false"/>
    </style:style>
    <style:style style:name="P69" style:family="paragraph" style:parent-style-name="_5f_Titre_20_d_27_exercices_20_livret" style:list-style-name="">
      <style:paragraph-properties fo:margin-top="0.101cm" fo:margin-bottom="0cm" loext:contextual-spacing="false" style:line-height-at-least="1cm" fo:text-align="center" style:justify-single-word="false"/>
      <style:text-properties officeooo:paragraph-rsid="002adf63"/>
    </style:style>
    <style:style style:name="P70" style:family="paragraph" style:parent-style-name="_5f_Titre_20_d_27_exercices_20_livret" style:list-style-name="Num_5f_Exo">
      <style:paragraph-properties fo:margin-top="0.499cm" fo:margin-bottom="0cm" loext:contextual-spacing="false"/>
    </style:style>
    <style:style style:name="P7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28" fo:break-before="auto" fo:break-after="auto" style:shadow="none"/>
      <style:text-properties officeooo:paragraph-rsid="000d77f6"/>
    </style:style>
    <style:style style:name="P72" style:family="paragraph" style:parent-style-name="_5f_num_5f_abcd" style:list-style-name="liste_5f_abc"/>
    <style:style style:name="P73" style:family="paragraph" style:parent-style-name="_5f_num_5f_abcd" style:list-style-name="liste_5f_abc">
      <style:text-properties officeooo:paragraph-rsid="003ab5f9"/>
    </style:style>
    <style:style style:name="P74" style:family="paragraph" style:parent-style-name="_5f_num_5f_abcd" style:list-style-name="liste_5f_abc">
      <style:text-properties fo:font-style="normal" fo:font-weight="normal" style:font-style-asian="normal" style:font-weight-asian="normal" style:font-style-complex="normal" style:font-weight-complex="normal"/>
    </style:style>
    <style:style style:name="P75" style:family="paragraph" style:parent-style-name="_5f_num_5f_abcd" style:list-style-name="liste_5f_abc">
      <style:paragraph-properties fo:margin-top="0.3cm" fo:margin-bottom="0cm" loext:contextual-spacing="false"/>
    </style:style>
    <style:style style:name="P76" style:family="paragraph" style:parent-style-name="_5f_num_5f_abcd" style:list-style-name="liste_5f_abc">
      <style:paragraph-properties fo:margin-top="0.3cm" fo:margin-bottom="0cm" loext:contextual-spacing="false"/>
      <style:text-properties officeooo:paragraph-rsid="003b2282"/>
    </style:style>
    <style:style style:name="P77" style:family="paragraph" style:parent-style-name="_5f_num_5f_abcd" style:list-style-name="liste_5f_abc">
      <style:paragraph-properties fo:margin-top="0.3cm" fo:margin-bottom="0cm" loext:contextual-spacing="false"/>
      <style:text-properties officeooo:paragraph-rsid="00423b27"/>
    </style:style>
    <style:style style:name="P78" style:family="paragraph" style:parent-style-name="_5f_num_5f_abcd" style:list-style-name="liste_5f_abc">
      <style:paragraph-properties fo:margin-top="0.3cm" fo:margin-bottom="0cm" loext:contextual-spacing="false"/>
      <style:text-properties officeooo:paragraph-rsid="0045f89c"/>
    </style:style>
    <style:style style:name="P79" style:family="paragraph" style:parent-style-name="_5f_num_5f_abcd" style:list-style-name="liste_5f_abc">
      <style:paragraph-properties fo:margin-top="0.199cm" fo:margin-bottom="0cm" loext:contextual-spacing="false"/>
    </style:style>
    <style:style style:name="P80" style:family="paragraph" style:parent-style-name="_5f_num_5f_abcd" style:list-style-name="liste_5f_abc">
      <style:paragraph-properties fo:margin-top="0.199cm" fo:margin-bottom="0cm" loext:contextual-spacing="false"/>
      <style:text-properties officeooo:paragraph-rsid="003dcfc1"/>
    </style:style>
    <style:style style:name="P81" style:family="paragraph" style:parent-style-name="_5f_num_5f_abcd" style:list-style-name="liste_5f_abc">
      <style:paragraph-properties fo:margin-top="0.199cm" fo:margin-bottom="0cm" loext:contextual-spacing="false"/>
      <style:text-properties officeooo:paragraph-rsid="00423b27"/>
    </style:style>
    <style:style style:name="P82" style:family="paragraph" style:parent-style-name="_5f_num_5f_abcd" style:list-style-name="liste_5f_abc">
      <style:paragraph-properties fo:margin-top="0.199cm" fo:margin-bottom="0cm" loext:contextual-spacing="false"/>
      <style:text-properties officeooo:paragraph-rsid="0045f89c"/>
    </style:style>
    <style:style style:name="P83" style:family="paragraph">
      <style:paragraph-properties fo:margin-top="0cm" fo:margin-bottom="0.199cm" fo:text-align="center"/>
    </style:style>
    <style:style style:name="P84" style:family="paragraph">
      <loext:graphic-properties draw:fill-color="#e8c32a"/>
      <style:paragraph-properties fo:margin-top="0cm" fo:margin-bottom="0.199cm" fo:text-align="center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8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019fee0"/>
    </style:style>
    <style:style style:name="T6" style:family="text">
      <style:text-properties style:font-name="Bitstream Vera Sans1" fo:font-size="10pt" style:font-size-asian="10pt" style:font-size-complex="10pt"/>
    </style:style>
    <style:style style:name="T7" style:family="text">
      <style:text-properties style:font-name="Bitstream Vera Sans1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OpenSymbol"/>
    </style:style>
    <style:style style:name="T10" style:family="text">
      <style:text-properties style:font-name="OpenSymbol"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style:font-name="OpenSymbo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OpenSymbol" officeooo:rsid="0001e655"/>
    </style:style>
    <style:style style:name="T13" style:family="text">
      <style:text-properties style:font-name="OpenSymbol" style:font-name-asian="OpenSymbol" style:font-name-complex="OpenSymbol"/>
    </style:style>
    <style:style style:name="T14" style:family="text">
      <style:text-properties style:font-name="OpenSymbol" fo:font-size="11pt" style:font-name-asian="OpenSymbol" style:font-size-asian="11pt" style:font-name-complex="OpenSymbol" style:font-size-complex="11pt"/>
    </style:style>
    <style:style style:name="T15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6" style:family="text"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text-position="0% 100%" style:font-name-asian="OpenSymbol" style:font-style-asian="normal" style:font-name-complex="OpenSymbol" style:font-style-complex="normal"/>
    </style:style>
    <style:style style:name="T21" style:family="text">
      <style:text-properties fo:color="#000000" style:text-position="0% 100%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22" style:family="text">
      <style:text-properties fo:color="#000000"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fo:color="#000000" style:text-position="0% 100%" style:font-name="Times New Roman" fo:font-size="11pt" fo:font-style="italic" fo:font-weight="normal" officeooo:rsid="006b8f9e" style:font-name-asian="OpenSymbol" style:font-size-asian="11pt" style:font-style-asian="italic" style:font-name-complex="OpenSymbol" style:font-size-complex="11pt" style:font-style-complex="italic"/>
    </style:style>
    <style:style style:name="T24" style:family="text">
      <style:text-properties fo:color="#000000" style:text-position="0% 100%" style:font-name="Times New Roman" fo:font-size="11pt" fo:font-style="italic" fo:font-weight="normal" officeooo:rsid="006b8f9e" fo:background-color="transparent" loext:char-shading-value="0" style:font-name-asian="OpenSymbol" style:font-size-asian="11pt" style:font-style-asian="italic" style:font-name-complex="OpenSymbol" style:font-size-complex="11pt" style:font-style-complex="italic"/>
    </style:style>
    <style:style style:name="T25" style:family="text">
      <style:text-properties fo:color="#000000" style:font-name="OpenSymbol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style:font-name="Times New Roman" fo:font-size="11pt" fo:font-style="italic" fo:font-weight="normal" officeooo:rsid="006b8f9e" style:font-size-asian="11pt" style:font-style-asian="italic" style:font-size-complex="11pt" style:font-style-complex="italic"/>
    </style:style>
    <style:style style:name="T28" style:family="text">
      <style:text-properties fo:color="#000000" style:font-name="Times New Roman" fo:font-size="11pt" fo:font-style="italic" fo:font-weight="normal" officeooo:rsid="006b8f9e" fo:background-color="transparent" loext:char-shading-value="0" style:font-size-asian="11pt" style:font-style-asian="italic" style:font-size-complex="11pt" style:font-style-complex="italic"/>
    </style:style>
    <style:style style:name="T29" style:family="text">
      <style:text-properties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02832e1" style:font-size-asian="10pt" style:font-style-asian="normal" style:font-size-complex="10pt" style:font-style-complex="normal"/>
    </style:style>
    <style:style style:name="T31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32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fo:background-color="transparent" loext:char-shading-value="0" style:font-name-asian="OpenSymbol" style:font-weight-asian="normal" style:font-name-complex="OpenSymbol" style:font-weight-complex="normal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8" style:family="text">
      <style:text-properties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weight="normal" style:font-size-asian="10pt" style:font-weight-asian="normal" style:font-size-complex="10pt" style:font-weight-complex="normal"/>
    </style:style>
    <style:style style:name="T40" style:family="text">
      <style:text-properties style:font-name="OpenSymbol3" fo:font-size="12pt" fo:font-style="normal" style:text-underline-style="none" style:font-name-asian="OpenSymbol3" style:font-size-asian="12pt" style:font-style-asian="normal" style:font-name-complex="OpenSymbol3" style:font-size-complex="12pt" style:font-style-complex="normal"/>
    </style:style>
    <style:style style:name="T41" style:family="text">
      <style:text-properties officeooo:rsid="0001e655"/>
    </style:style>
    <style:style style:name="T42" style:family="text">
      <style:text-properties fo:color="#e8c32a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text-position="0% 100%" style:font-name-asian="OpenSymbol" style:font-style-asian="normal" style:font-name-complex="OpenSymbol" style:font-style-complex="normal"/>
    </style:style>
    <style:style style:name="T44" style:family="text">
      <style:text-properties style:text-position="0% 100%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45" style:family="text">
      <style:text-properties style:text-position="0% 100%" fo:font-size="10pt" officeooo:rsid="00425cb8" style:font-size-asian="10pt" style:font-size-complex="10pt"/>
    </style:style>
    <style:style style:name="T46" style:family="text">
      <style:text-properties style:text-position="0% 100%" style:font-name="OpenSymbol2" fo:font-size="10pt" officeooo:rsid="004c26f5" style:font-name-asian="OpenSymbol2" style:font-size-asian="10pt" style:font-name-complex="OpenSymbol2" style:font-size-complex="10pt"/>
    </style:style>
    <style:style style:name="T47" style:family="text">
      <style:text-properties style:text-position="0% 100%" style:font-name="OpenSymbol2" fo:font-size="10pt" fo:font-weight="normal" officeooo:rsid="004c26f5" style:font-name-asian="OpenSymbol2" style:font-size-asian="10pt" style:font-weight-asian="normal" style:font-name-complex="OpenSymbol2" style:font-size-complex="10pt" style:font-weight-complex="normal"/>
    </style:style>
    <style:style style:name="T48" style:family="text">
      <style:text-properties fo:font-style="normal" style:text-underline-style="none" officeooo:rsid="002eb091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officeooo:rsid="00ab32f0"/>
    </style:style>
    <style:style style:name="T51" style:family="text">
      <style:text-properties fo:text-transform="lowercase"/>
    </style:style>
    <style:style style:name="T52" style:family="text">
      <style:text-properties fo:text-transform="lowercase" fo:color="#000000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text-transform="lowercase" fo:color="#000000" fo:font-weight="normal" style:font-style-asian="normal" style:font-weight-asian="normal" style:font-style-complex="normal" style:font-weight-complex="normal"/>
    </style:style>
    <style:style style:name="T54" style:family="text">
      <style:text-properties fo:color="#b3b3b3"/>
    </style:style>
    <style:style style:name="T55" style:family="text">
      <style:text-properties officeooo:rsid="00338d79"/>
    </style:style>
    <style:style style:name="T56" style:family="text">
      <style:text-properties fo:letter-spacing="-0.007cm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weight="normal" style:font-style-asian="normal" style:font-weight-asian="normal" style:font-style-complex="normal" style:font-weight-complex="normal"/>
    </style:style>
    <style:style style:name="T60" style:family="text">
      <style:text-properties fo:letter-spacing="-0.011cm"/>
    </style:style>
    <style:style style:name="T61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draw:g text:anchor-type="paragraph" draw:z-index="66" draw:style-name="gr1"><draw:custom-shape draw:style-name="gr2" draw:text-style-name="P84" svg:width="3.964cm" svg:height="0.641cm" draw:transform="skewX (0.00279252680319092) rotate (0.0872664625997165) translate (-0.370416666666667cm -0.0934861111111111cm)"><text:p text:style-name="P83"><text:span text:style-name="T6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_5f_Consigne"><text:span text:style-name="T7"><draw:frame draw:style-name="fr1" draw:name="Cadre3" text:anchor-type="as-char" svg:width="9.135cm" draw:z-index="67"><draw:text-box fo:min-height="3.805cm"><text:section text:style-name="Sect1" text:name="Section10"><text:p text:style-name="P24"/><text:p text:style-name="P25"><text:span text:style-name="_5f_Consigne"><text:span text:style-name="T29">Compare les nombres </text:span></text:span><text:span text:style-name="_5f_Consigne"><text:span text:style-name="T29"><draw:frame draw:style-name="fr7" draw:name="Objet51" text:anchor-type="as-char" svg:y="-0.483cm" svg:width="0.63cm" svg:height="0.87cm" draw:z-index="68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_5f_Consigne"><text:span text:style-name="T29"><text:s/>et </text:span></text:span><text:span text:style-name="_5f_Consigne"><text:span text:style-name="T29"><draw:frame draw:style-name="fr7" draw:name="Objet83" text:anchor-type="as-char" svg:y="-0.483cm" svg:width="0.63cm" svg:height="0.87cm" draw:z-index="69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text:span text:style-name="_5f_Consigne"><text:span text:style-name="T29">.</text:span></text:span></text:p><text:p text:style-name="P29"><text:span text:style-name="_5f_Consigne"><text:span text:style-name="T42">Correction</text:span></text:span></text:p><text:p text:style-name="Standard"><text:span text:style-name="_5f_Consigne"><text:span text:style-name="T29">Pour comparer deux quotients, ils doivent avoir le même dénominateur.</text:span></text:span></text:p><text:p text:style-name="P28"><draw:frame draw:style-name="fr7" draw:name="Objet97" text:anchor-type="as-char" svg:y="-0.483cm" svg:width="0.63cm" svg:height="0.87cm" draw:z-index="70"><draw:object xlink:href="./Object 88" xlink:type="simple" xlink:show="embed" xlink:actuate="onLoad"/><draw:image xlink:href="./ObjectReplacements/Object 88" xlink:type="simple" xlink:show="embed" xlink:actuate="onLoad"/><svg:desc>formule</svg:desc></draw:frame><text:s/><text:span text:style-name="Titre_20_d_27_exercice"><text:span text:style-name="T10">=</text:span></text:span> <draw:frame draw:style-name="fr7" draw:name="Objet98" text:anchor-type="as-char" svg:y="-0.483cm" svg:width="1.304cm" svg:height="0.87cm" draw:z-index="71"><draw:object xlink:href="./Object 89" xlink:type="simple" xlink:show="embed" xlink:actuate="onLoad"/><draw:image xlink:href="./ObjectReplacements/Object 89" xlink:type="simple" xlink:show="embed" xlink:actuate="onLoad"/><svg:desc>formule</svg:desc></draw:frame><text:s/><text:span text:style-name="T9">=</text:span> <draw:frame draw:style-name="fr7" draw:name="Objet114" text:anchor-type="as-char" svg:y="-0.483cm" svg:width="0.517cm" svg:height="0.87cm" draw:z-index="72"><draw:object xlink:href="./Object 90" xlink:type="simple" xlink:show="embed" xlink:actuate="onLoad"/><draw:image xlink:href="./ObjectReplacements/Object 90" xlink:type="simple" xlink:show="embed" xlink:actuate="onLoad"/><svg:desc>formule</svg:desc></draw:frame>. <text:span text:style-name="T6">Or, 6 </text:span><text:span text:style-name="_5f_Symbole"><text:span text:style-name="T46"></text:span></text:span><text:span text:style-name="T6"> 5,7 </text:span></text:p><text:p text:style-name="P37"><text:span text:style-name="_5f_Consigne"><text:span text:style-name="T34">d’où </text:span></text:span><text:span text:style-name="_5f_Consigne"><text:span text:style-name="T34"><draw:frame draw:style-name="fr7" draw:name="Objet93" text:anchor-type="as-char" svg:y="-0.483cm" svg:width="0.517cm" svg:height="0.87cm" draw:z-index="73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Consigne"><text:span text:style-name="T34"><text:s/></text:span></text:span><text:span text:style-name="_5f_Symbole"><text:span text:style-name="T47"></text:span></text:span><text:span text:style-name="_5f_Consigne"><text:span text:style-name="T34"> </text:span></text:span><text:span text:style-name="_5f_Consigne"><text:span text:style-name="T34"><draw:frame draw:style-name="fr7" draw:name="Objet94" text:anchor-type="as-char" svg:y="-0.483cm" svg:width="0.63cm" svg:height="0.87cm" draw:z-index="74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_5f_Consigne"><text:span text:style-name="T34"><text:s/>donc </text:span></text:span><text:span text:style-name="_5f_Consigne"><text:span text:style-name="T34"><draw:frame draw:style-name="fr7" draw:name="Objet95" text:anchor-type="as-char" svg:y="-0.483cm" svg:width="0.63cm" svg:height="0.87cm" draw:z-index="75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_5f_Consigne"><text:span text:style-name="T34"><text:s/></text:span></text:span><text:span text:style-name="_5f_Symbole"><text:span text:style-name="T47"></text:span></text:span><text:span text:style-name="_5f_Consigne"><text:span text:style-name="T34"> </text:span></text:span><text:span text:style-name="_5f_Consigne"><text:span text:style-name="T34"><draw:frame draw:style-name="fr7" draw:name="Objet96" text:anchor-type="as-char" svg:y="-0.483cm" svg:width="0.63cm" svg:height="0.87cm" draw:z-index="76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_5f_Consigne"><text:span text:style-name="T34">.</text:span></text:span></text:p></text:section></draw:text-box></draw:frame></text:span></text:span></text:h>
      <text:list xml:id="list1017369004" text:style-name="Num_5f_Exo">
        <text:list-item>
          <text:h text:style-name="P40" text:outline-level="1"> Compare les quotients suivants.</text:h>
        </text:list-item>
      </text:list>
      <text:section text:style-name="Sect2" text:name="Section4">
        <text:list xml:id="list3759263543" text:style-name="liste_5f_abc">
          <text:list-item text:start-value="1">
            <text:p text:style-name="P55"><text:span text:style-name="T39"><text:tab/></text:span><text:span text:style-name="T39"><draw:frame draw:style-name="fr4" draw:name="Objet26" text:anchor-type="as-char" svg:width="0.496cm" svg:height="0.871cm" draw:z-index="77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27" text:anchor-type="as-char" svg:width="0.496cm" svg:height="0.871cm" draw:z-index="78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</text:list-item>
          <text:list-item>
            <text:p text:style-name="P55"><text:span text:style-name="corps"><text:span text:style-name="T39"><text:tab/></text:span></text:span><text:span text:style-name="T39"><draw:frame draw:style-name="fr4" draw:name="Objet28" text:anchor-type="as-char" svg:width="0.496cm" svg:height="0.871cm" draw:z-index="79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29" text:anchor-type="as-char" svg:width="0.496cm" svg:height="0.871cm" draw:z-index="80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      </text:list-item>
          <text:list-item>
            <text:p text:style-name="P55"><text:span text:style-name="corps"><text:span text:style-name="T39"><text:tab/></text:span></text:span><text:span text:style-name="T39"><draw:frame draw:style-name="fr4" draw:name="Objet30" text:anchor-type="as-char" svg:width="0.721cm" svg:height="0.871cm" draw:z-index="81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31" text:anchor-type="as-char" svg:width="0.721cm" svg:height="0.871cm" draw:z-index="82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
          </text:list-item>
          <text:list-item>
            <text:p text:style-name="P55"><text:span text:style-name="corps"><text:span text:style-name="T39"><text:tab/></text:span></text:span><text:span text:style-name="T39"><draw:frame draw:style-name="fr4" draw:name="Objet32" text:anchor-type="as-char" svg:width="0.721cm" svg:height="0.871cm" draw:z-index="8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33" text:anchor-type="as-char" svg:width="0.829cm" svg:height="0.87cm" draw:z-index="84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</text:list-item>
          <text:list-item>
            <text:p text:style-name="P55"><text:span text:style-name="corps"><text:span text:style-name="T39"><text:tab/></text:span></text:span><text:span text:style-name="T39"><draw:frame draw:style-name="fr4" draw:name="Objet37" text:anchor-type="as-char" svg:width="0.834cm" svg:height="0.873cm" draw:z-index="85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38" text:anchor-type="as-char" svg:width="1.058cm" svg:height="0.873cm" draw:z-index="86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p>
          </text:list-item>
          <text:list-item>
            <text:p text:style-name="P55"><text:span text:style-name="corps"><text:span text:style-name="T39"><text:tab/></text:span></text:span><text:span text:style-name="T39"><draw:frame draw:style-name="fr4" draw:name="Objet39" text:anchor-type="as-char" svg:width="0.834cm" svg:height="0.873cm" draw:z-index="87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40" text:anchor-type="as-char" svg:width="1.058cm" svg:height="0.873cm" draw:z-index="8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    </text:list-item>
          <text:list-item>
            <text:p text:style-name="P55"><text:span text:style-name="corps"><text:span text:style-name="T39"><text:tab/></text:span></text:span><text:span text:style-name="T39"><draw:frame draw:style-name="fr4" draw:name="Objet41" text:anchor-type="as-char" svg:width="0.834cm" svg:height="0.873cm" draw:z-index="89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42" text:anchor-type="as-char" svg:width="1.058cm" svg:height="0.873cm" draw:z-index="90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    </text:list-item>
          <text:list-item>
            <text:p text:style-name="P55"><text:span text:style-name="corps"><text:span text:style-name="T39"><text:tab/></text:span></text:span><text:span text:style-name="T39"><draw:frame draw:style-name="fr4" draw:name="Objet43" text:anchor-type="as-char" svg:width="1.051cm" svg:height="0.87cm" draw:z-index="91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54" text:anchor-type="as-char" svg:width="1.282cm" svg:height="0.873cm" draw:z-index="92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p>
          </text:list-item>
        </text:list>
      </text:section>
      <text:list xml:id="list144605260017291" text:continue-list="list1017369004" text:style-name="Num_5f_Exo">
        <text:list-item>
          <text:h text:style-name="P68" text:outline-level="1"><text:span text:style-name="Titre_20_d_27_exercice"><text:span text:style-name="T32"> </text:span></text:span><text:span text:style-name="Bold_5f_niv1"><text:span text:style-name="T48">Dénominateurs différents</text:span></text:span></text:h>
        </text:list-item>
      </text:list>
      <text:list xml:id="list144605047875724" text:continue-list="list3759263543" text:style-name="liste_5f_abc">
        <text:list-item text:start-value="1">
          <text:p text:style-name="_5f_num_5f_abcd"><text:span text:style-name="Titre_20_d_27_exercice"><text:span text:style-name="T38">Écris les nombres suivants sous forme de fractions ayant 24 pour </text:span></text:span><text:span text:style-name="T56">dénominateur.</text:span></text:p>
        </text:list-item>
      </text:list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31"><text:span text:style-name="Titre_20_d_27_exercice"><text:span text:style-name="T37">A </text:span></text:span><text:span text:style-name="Titre_20_d_27_exercice"><text:span text:style-name="T10">=</text:span></text:span><text:span text:style-name="T37"><draw:frame draw:style-name="fr4" draw:name="Objet5" text:anchor-type="as-char" svg:width="0.496cm" svg:height="0.871cm" draw:z-index="93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2"><text:span text:style-name="Titre_20_d_27_exercice"><text:span text:style-name="T37">B </text:span></text:span><text:span text:style-name="Titre_20_d_27_exercice"><text:span text:style-name="T10">=</text:span></text:span><text:span text:style-name="T37"><draw:frame draw:style-name="fr4" draw:name="Objet7" text:anchor-type="as-char" svg:width="0.497cm" svg:height="0.873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2"><text:span text:style-name="Titre_20_d_27_exercice"><text:span text:style-name="T37">C </text:span></text:span><text:span text:style-name="Titre_20_d_27_exercice"><text:span text:style-name="T10">=</text:span></text:span><text:span text:style-name="T37"><draw:frame draw:style-name="fr4" draw:name="Objet8" text:anchor-type="as-char" svg:width="0.496cm" svg:height="0.871cm" draw:z-index="95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2"><text:span text:style-name="Titre_20_d_27_exercice"><text:span text:style-name="T37">D </text:span></text:span><text:span text:style-name="Titre_20_d_27_exercice"><text:span text:style-name="T10">=</text:span></text:span><text:span text:style-name="T37"><draw:frame draw:style-name="fr4" draw:name="Objet72" text:anchor-type="as-char" svg:width="0.72cm" svg:height="0.871cm" draw:z-index="96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2"><text:span text:style-name="Titre_20_d_27_exercice"><text:span text:style-name="T37">E </text:span></text:span><text:span text:style-name="Titre_20_d_27_exercice"><text:span text:style-name="T10">=</text:span></text:span><text:span text:style-name="T37"><draw:frame draw:style-name="fr4" draw:name="Objet12" text:anchor-type="as-char" svg:width="0.72cm" svg:height="0.871cm" draw:z-index="97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p>
          </table:table-cell>
        </table:table-row>
      </table:table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32"><text:span text:style-name="Titre_20_d_27_exercice"><text:span text:style-name="T32">A </text:span></text:span><text:span text:style-name="Titre_20_d_27_exercice"><text:span text:style-name="T11">=</text:span></text:span><text:span text:style-name="T32"><draw:frame draw:style-name="fr4" draw:name="Objet13" text:anchor-type="as-char" svg:width="0.944cm" svg:height="0.873cm" draw:z-index="98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p>
          </table:table-cell>
          <table:table-cell table:style-name="Tableau3.A1" office:value-type="string">
            <text:p text:style-name="P32"><text:span text:style-name="Titre_20_d_27_exercice"><text:span text:style-name="T32">B </text:span></text:span><text:span text:style-name="Titre_20_d_27_exercice"><text:span text:style-name="T11">=</text:span></text:span><text:span text:style-name="Titre_20_d_27_exercice"><text:span text:style-name="T11"><draw:frame draw:style-name="fr4" draw:name="Objet14" text:anchor-type="as-char" svg:width="0.944cm" svg:height="0.873cm" draw:z-index="99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32"><text:span text:style-name="Titre_20_d_27_exercice"><text:span text:style-name="T32">C </text:span></text:span><text:span text:style-name="Titre_20_d_27_exercice"><text:span text:style-name="T11">=</text:span></text:span><text:span text:style-name="Titre_20_d_27_exercice"><text:span text:style-name="T11"><draw:frame draw:style-name="fr4" draw:name="Objet15" text:anchor-type="as-char" svg:width="0.944cm" svg:height="0.873cm" draw:z-index="100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32"><text:span text:style-name="Titre_20_d_27_exercice"><text:span text:style-name="T32">D </text:span></text:span><text:span text:style-name="Titre_20_d_27_exercice"><text:span text:style-name="T11">=</text:span></text:span><text:span text:style-name="Titre_20_d_27_exercice"><text:span text:style-name="T11"><draw:frame draw:style-name="fr4" draw:name="Objet16" text:anchor-type="as-char" svg:width="0.944cm" svg:height="0.873cm" draw:z-index="101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32"><text:span text:style-name="Titre_20_d_27_exercice"><text:span text:style-name="T32">E </text:span></text:span><text:span text:style-name="Titre_20_d_27_exercice"><text:span text:style-name="T11">=</text:span></text:span><text:span text:style-name="Titre_20_d_27_exercice"><text:span text:style-name="T11"><draw:frame draw:style-name="fr4" draw:name="Objet17" text:anchor-type="as-char" svg:width="0.944cm" svg:height="0.873cm" draw:z-index="102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/text:p>
          </table:table-cell>
        </table:table-row>
      </table:table>
      <text:list xml:id="list144605149468134" text:continue-numbering="true" text:style-name="liste_5f_abc">
        <text:list-item>
          <text:p text:style-name="P75"><text:span text:style-name="Titre_20_d_27_exercice"><text:span text:style-name="T32">Range les fractions de dénominat</text:span></text:span><text:span text:style-name="T36">eur 24 dans l’ordre croissant.</text:span></text:p>
        </text:list-item>
      </text:list>
      <text:p text:style-name="FILET_5f_POINTILLES"><text:span text:style-name="_5f_pointillés_20_gris"><text:tab/></text:span></text:p>
      <text:list xml:id="list144605133271146" text:continue-numbering="true" text:style-name="liste_5f_abc">
        <text:list-item>
          <text:p text:style-name="P75">Déduis-en le classement des premiers quotients dans l’ordre croissant.</text:p>
        </text:list-item>
      </text:list>
      <text:list xml:id="list4173386946" text:style-name="_5f_Numérotation_20_des_20_exercices_20_livrets">
        <text:list-item>
          <text:list>
            <text:list-header>
              <text:p text:style-name="P49"><text:span text:style-name="_5f_pointillés_20_gris"><text:tab/></text:span></text:p>
            </text:list-header>
          </text:list>
        </text:list-item>
      </text:list>
      <text:list xml:id="list144604531369340" text:continue-list="list144605260017291" text:style-name="Num_5f_Exo">
        <text:list-item>
          <text:h text:style-name="P41" text:outline-level="1"> Compare les nombres.</text:h>
        </text:list-item>
      </text:list>
      <text:section text:style-name="Sect2" text:name="Section5">
        <text:list xml:id="list144604262890743" text:continue-list="list144605133271146" text:style-name="liste_5f_abc">
          <text:list-item text:start-value="1">
            <text:p text:style-name="P57"><text:span text:style-name="corps"><text:span text:style-name="T39"><text:s text:c="9"/></text:span></text:span><text:span text:style-name="_5f_pointillés_20_gris"><text:span text:style-name="T19"><draw:frame draw:style-name="fr4" draw:name="Objet1" text:anchor-type="as-char" svg:width="0.497cm" svg:height="0.873cm" draw:z-index="10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58"><text:tab/>….....</text:span></text:span><text:span text:style-name="_5f_pointillés_20_gris"><text:span text:style-name="T19"><draw:frame draw:style-name="fr4" draw:name="Objet2" text:anchor-type="as-char" svg:width="0.496cm" svg:height="0.871cm" draw:z-index="10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    </text:list-item>
          <text:list-item>
            <text:p text:style-name="P57"><text:span text:style-name="corps"><text:span text:style-name="T39"><text:tab/></text:span></text:span><text:span text:style-name="T39"><draw:frame draw:style-name="fr4" draw:name="Objet184" text:anchor-type="as-char" svg:width="0.496cm" svg:height="0.871cm" draw:z-index="10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185" text:anchor-type="as-char" svg:width="0.496cm" svg:height="0.871cm" draw:z-index="10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</text:list-item>
          <text:list-item>
            <text:p text:style-name="P57"><text:span text:style-name="corps"><text:span text:style-name="T39"><text:tab/></text:span></text:span><text:span text:style-name="T39"><draw:frame draw:style-name="fr4" draw:name="Objet186" text:anchor-type="as-char" svg:width="0.723cm" svg:height="0.873cm" draw:z-index="107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187" text:anchor-type="as-char" svg:width="0.716cm" svg:height="0.87cm" draw:z-index="108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ext:list-item>
          <text:list-item>
            <text:p text:style-name="P58"><text:span text:style-name="corps"><text:span text:style-name="T32"><text:tab/></text:span></text:span><text:span text:style-name="T32"><draw:frame draw:style-name="fr4" draw:name="Objet188" text:anchor-type="as-char" svg:width="0.721cm" svg:height="0.873cm" draw:z-index="109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39"><draw:frame draw:style-name="fr4" draw:name="Objet144" text:anchor-type="as-char" svg:width="0.492cm" svg:height="0.87cm" draw:z-index="110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/text:p>
          </text:list-item>
          <text:list-item>
            <text:p text:style-name="P57"><text:span text:style-name="corps"><text:span text:style-name="T39"><text:tab/></text:span></text:span><text:span text:style-name="T39"><draw:frame draw:style-name="fr4" draw:name="Objet190" text:anchor-type="as-char" svg:width="0.834cm" svg:height="0.873cm" draw:z-index="11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191" text:anchor-type="as-char" svg:width="1.057cm" svg:height="0.873cm" draw:z-index="112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</text:list-item>
          <text:list-item>
            <text:p text:style-name="P57"><text:span text:style-name="corps"><text:span text:style-name="T39"><text:tab/></text:span></text:span><text:span text:style-name="T39"><draw:frame draw:style-name="fr4" draw:name="Objet192" text:anchor-type="as-char" svg:width="0.944cm" svg:height="0.871cm" draw:z-index="11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193" text:anchor-type="as-char" svg:width="0.944cm" svg:height="0.871cm" draw:z-index="114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    </text:list-item>
          <text:list-item>
            <text:p text:style-name="P57"><text:span text:style-name="corps"><text:span text:style-name="T39"><text:tab/></text:span></text:span><text:span text:style-name="T39"><draw:frame draw:style-name="fr4" draw:name="Objet194" text:anchor-type="as-char" svg:width="0.834cm" svg:height="0.873cm" draw:z-index="115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_5f_pointillés_20_gris"><text:span text:style-name="T57"><text:tab/>….....</text:span></text:span><text:span text:style-name="T39"><draw:frame draw:style-name="fr4" draw:name="Objet195" text:anchor-type="as-char" svg:width="0.833cm" svg:height="0.873cm" draw:z-index="116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p>
          </text:list-item>
          <text:list-item>
            <text:p text:style-name="P59"><text:span text:style-name="T39"><text:s/></text:span><text:span text:style-name="corps"><text:span text:style-name="T18"><text:tab/></text:span></text:span><text:span text:style-name="_5f_pointillés_20_gris"><text:span text:style-name="T18"><draw:frame draw:style-name="fr4" draw:name="Objet180" text:anchor-type="as-char" svg:width="0.72cm" svg:height="0.871cm" draw:z-index="117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_5f_pointillés_20_gris"><text:span text:style-name="T59"><text:tab/>…..... </text:span></text:span><text:span text:style-name="corps"><text:span text:style-name="T18">6</text:span></text:span></text:p>
          </text:list-item>
        </text:list>
      </text:section>
      <text:list xml:id="list144604609217032" text:continue-list="list144604531369340" text:style-name="Num_5f_Exo">
        <text:list-item>
          <text:h text:style-name="P38" text:outline-level="1"> Compare les nombres suivants.</text:h>
        </text:list-item>
      </text:list>
      <text:section text:style-name="Sect3" text:name="Section18">
        <text:list xml:id="list144603591346225" text:continue-list="list144604262890743" text:style-name="liste_5f_abc">
          <text:list-item text:start-value="1">
            <text:p text:style-name="P60"><draw:frame draw:style-name="fr4" draw:name="Objet6" text:anchor-type="as-char" svg:width="0.393cm" svg:height="0.87cm" draw:z-index="118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51">Et</text:span><text:span text:style-name="T51"><draw:frame draw:style-name="fr4" draw:name="Objet9" text:anchor-type="as-char" svg:width="0.72cm" svg:height="0.871cm" draw:z-index="119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p>
          </text:list-item>
        </text:list>
        <text:list xml:id="list144604317402865" text:continue-list="list4173386946" text:style-name="_5f_Numérotation_20_des_20_exercices_20_livrets">
          <text:list-item>
            <text:list>
              <text:list-header>
                <text:p text:style-name="P49"><text:span text:style-name="_5f_pointillés_20_gris">…...................................</text:span></text:p>
                <text:p text:style-name="P49"><text:span text:style-name="_5f_pointillés_20_gris">…................................…</text:span></text:p>
                <text:p text:style-name="P50"><text:span text:style-name="_5f_pointillés_20_gris">…................................…</text:span></text:p>
                <text:p text:style-name="P49"><text:span text:style-name="_5f_pointillés_20_gris">…...................................</text:span></text:p>
              </text:list-header>
            </text:list>
          </text:list-item>
        </text:list>
        <text:list xml:id="list144605240277871" text:continue-list="list144603591346225" text:style-name="liste_5f_abc">
          <text:list-item>
            <text:p text:style-name="P75"><text:span text:style-name="T49"><draw:frame draw:style-name="fr4" draw:name="Objet165" text:anchor-type="as-char" svg:width="0.953cm" svg:height="0.87cm" draw:z-index="120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_5f_pointillés_20_gris"><text:span text:style-name="T52">Et</text:span></text:span><text:span text:style-name="T52"><draw:frame draw:style-name="fr4" draw:name="Objet163" text:anchor-type="as-char" svg:width="0.497cm" svg:height="0.873cm" draw:z-index="121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p>
          </text:list-item>
        </text:list>
        <text:p text:style-name="FILET_5f_POINTILLES"><text:span text:style-name="_5f_pointillés_20_gris">…...................................</text:span></text:p>
        <text:list xml:id="list144604544710795" text:continue-list="list144604317402865" text:style-name="_5f_Numérotation_20_des_20_exercices_20_livrets">
          <text:list-item>
            <text:list>
              <text:list-header>
                <text:p text:style-name="P50"><text:span text:style-name="_5f_pointillés_20_gris">…................................…</text:span></text:p>
              </text:list-header>
            </text:list>
          </text:list-item>
        </text:list>
        <text:p text:style-name="P35"><text:span text:style-name="_5f_pointillés_20_gris">…................................…</text:span></text:p>
        <text:p text:style-name="FILET_5f_POINTILLES"><text:span text:style-name="_5f_pointillés_20_gris">…................................…</text:span></text:p>
        <text:list xml:id="list144604678648612" text:continue-list="list144605240277871" text:style-name="liste_5f_abc">
          <text:list-item>
            <text:p text:style-name="P79"><text:span text:style-name="_5f_pointillés_20_gris"><text:span text:style-name="T59"><draw:frame draw:style-name="fr4" draw:name="Objet147" text:anchor-type="as-char" svg:width="0.393cm" svg:height="0.87cm" draw:z-index="122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_5f_pointillés_20_gris"><text:span text:style-name="T53">Et</text:span></text:span><text:span text:style-name="T52"><draw:frame draw:style-name="fr4" draw:name="Objet139" text:anchor-type="as-char" svg:width="0.72cm" svg:height="0.871cm" draw:z-index="123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p>
          </text:list-item>
        </text:list>
        <text:list xml:id="list144604253560402" text:continue-list="list144604544710795" text:style-name="_5f_Numérotation_20_des_20_exercices_20_livrets">
          <text:list-item>
            <text:list>
              <text:list-header>
                <text:p text:style-name="P50"><text:span text:style-name="_5f_pointillés_20_gris">…................................…</text:span></text:p>
                <text:p text:style-name="P50"><text:span text:style-name="_5f_pointillés_20_gris">…...................................</text:span></text:p>
              </text:list-header>
            </text:list>
          </text:list-item>
        </text:list>
        <text:p text:style-name="FILET_5f_POINTILLES"><text:span text:style-name="_5f_pointillés_20_gris">…................................…</text:span></text:p>
        <text:list xml:id="list144603575907562" text:continue-numbering="true" text:style-name="_5f_Numérotation_20_des_20_exercices_20_livrets">
          <text:list-item>
            <text:list>
              <text:list-header>
                <text:p text:style-name="P49"><text:span text:style-name="_5f_pointillés_20_gris">…...................................</text:span></text:p>
              </text:list-header>
            </text:list>
          </text:list-item>
        </text:list>
        <text:list xml:id="list144605245147858" text:continue-list="list144604678648612" text:style-name="liste_5f_abc">
          <text:list-item>
            <text:p text:style-name="P75"><text:span text:style-name="T52"><draw:frame draw:style-name="fr4" draw:name="Objet173" text:anchor-type="as-char" svg:width="0.617cm" svg:height="0.87cm" draw:z-index="124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_5f_pointillés_20_gris"><text:span text:style-name="T52">Et 3</text:span></text:span></text:p>
          </text:list-item>
        </text:list>
        <text:list xml:id="list144604286997529" text:continue-list="list144603575907562" text:style-name="_5f_Numérotation_20_des_20_exercices_20_livrets">
          <text:list-item>
            <text:list>
              <text:list-header>
                <text:p text:style-name="P49"><text:span text:style-name="_5f_pointillés_20_gris">…...................................</text:span></text:p>
                <text:p text:style-name="P50"><text:span text:style-name="_5f_pointillés_20_gris">…................................…</text:span></text:p>
                <text:p text:style-name="P50"><text:span text:style-name="_5f_pointillés_20_gris">…................................…</text:span></text:p>
                <text:p text:style-name="P49"><text:span text:style-name="_5f_pointillés_20_gris">…...................................</text:span></text:p>
              </text:list-header>
            </text:list>
          </text:list-item>
        </text:list>
      </text:section>
      <text:list xml:id="list144604321947825" text:continue-list="list144604609217032" text:style-name="Num_5f_Exo">
        <text:list-item>
          <text:h text:style-name="P42" text:outline-level="1"> Range les quotients dans l’ordre croissant.</text:h>
        </text:list-item>
      </text:list>
      <text:list xml:id="list144603796978994" text:continue-list="list144605245147858" text:style-name="liste_5f_abc">
        <text:list-item text:start-value="1">
          <text:p text:style-name="P73"><text:span text:style-name="T26"><draw:frame draw:style-name="fr4" draw:name="Objet53" text:anchor-type="as-char" svg:width="0.293cm" svg:height="0.87cm" draw:z-index="125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_5f_pointillés_20_gris"><text:span text:style-name="T21"> </text:span></text:span><text:span text:style-name="T26">; </text:span><text:span text:style-name="T26"><draw:frame draw:style-name="fr4" draw:name="Objet55" text:anchor-type="as-char" svg:width="0.293cm" svg:height="0.87cm" draw:z-index="126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<text:s/>et </text:span><text:span text:style-name="T26"><draw:frame draw:style-name="fr4" draw:name="Objet67" text:anchor-type="as-char" svg:width="0.517cm" svg:height="0.87cm" draw:z-index="12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6"> : </text:span><text:span text:style-name="_5f_pointillés_20_gris"><text:span text:style-name="T44"><text:tab/></text:span></text:span></text:p>
        </text:list-item>
        <text:list-item>
          <text:p text:style-name="P73"><text:span text:style-name="_5f_pointillés_20_gris"><text:span text:style-name="T21"><draw:frame draw:style-name="fr4" draw:name="Objet68" text:anchor-type="as-char" svg:width="0.293cm" svg:height="0.87cm" draw:z-index="128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pointillés_20_gris"><text:span text:style-name="T21"> ; </text:span></text:span><text:span text:style-name="_5f_pointillés_20_gris"><text:span text:style-name="T21"><draw:frame draw:style-name="fr4" draw:name="Objet109" text:anchor-type="as-char" svg:width="0.517cm" svg:height="0.87cm" draw:z-index="129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_5f_pointillés_20_gris"><text:span text:style-name="T21"><text:s/>et </text:span></text:span><text:span text:style-name="_5f_pointillés_20_gris"><text:span text:style-name="T21"><draw:frame draw:style-name="fr4" draw:name="Objet110" text:anchor-type="as-char" svg:width="0.517cm" svg:height="0.87cm" draw:z-index="130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text:span text:style-name="_5f_pointillés_20_gris"><text:span text:style-name="T21"> : </text:span></text:span><text:span text:style-name="_5f_pointillés_20_gris"><text:span text:style-name="T44"><text:tab/></text:span></text:span></text:p>
        </text:list-item>
        <text:list-item>
          <text:p text:style-name="P82"><text:span text:style-name="T32"><draw:frame draw:style-name="fr4" draw:name="Objet128" text:anchor-type="as-char" svg:width="0.517cm" svg:height="0.87cm" draw:z-index="5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129" text:anchor-type="as-char" svg:width="0.517cm" svg:height="0.87cm" draw:z-index="6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131" text:anchor-type="as-char" svg:width="0.517cm" svg:height="0.87cm" draw:z-index="7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134" text:anchor-type="as-char" svg:width="0.517cm" svg:height="0.87cm" draw:z-index="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231" text:anchor-type="as-char" svg:width="0.517cm" svg:height="0.87cm" draw:z-index="9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_5f_pointillés_20_gris"><text:span text:style-name="T22"> :</text:span></text:span></text:p>
        </text:list-item>
      </text:list>
      <text:p text:style-name="FILET_5f_POINTILLES"><text:span text:style-name="_5f_pointillés_20_gris"><text:tab/></text:span></text:p>
      <text:list xml:id="list144604865942376" text:continue-numbering="true" text:style-name="liste_5f_abc">
        <text:list-item>
          <text:p text:style-name="P78"><text:span text:style-name="T49"><draw:frame draw:style-name="fr4" draw:name="Objet85" text:anchor-type="as-char" svg:width="0.63cm" svg:height="0.87cm" draw:z-index="10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_5f_Consigne"><text:span text:style-name="T49"><draw:frame draw:style-name="fr4" draw:name="Objet124" text:anchor-type="as-char" svg:width="0.63cm" svg:height="0.87cm" draw:z-index="11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_5f_pointillés_20_gris"><text:span text:style-name="T22"> </text:span></text:span><text:span text:style-name="_5f_Consigne"><text:span text:style-name="T32">; </text:span></text:span><text:span text:style-name="_5f_Consigne"><text:span text:style-name="T49"><draw:frame draw:style-name="fr4" draw:name="Objet125" text:anchor-type="as-char" svg:width="0.63cm" svg:height="0.87cm" draw:z-index="12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_5f_pointillés_20_gris"><text:span text:style-name="T22"> </text:span></text:span><text:span text:style-name="_5f_Consigne"><text:span text:style-name="T32">; </text:span></text:span><text:span text:style-name="_5f_Consigne"><text:span text:style-name="T49"><draw:frame draw:style-name="fr4" draw:name="Objet126" text:anchor-type="as-char" svg:width="0.852cm" svg:height="0.87cm" draw:z-index="13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127" text:anchor-type="as-char" svg:width="0.517cm" svg:height="0.87cm" draw:z-index="14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_5f_pointillés_20_gris"><text:span text:style-name="T22"> :</text:span></text:span></text:p>
        </text:list-item>
      </text:list>
      <text:p text:style-name="FILET_5f_POINTILLES"><text:span text:style-name="_5f_pointillés_20_gris"><text:tab/></text:span></text:p>
      <text:list xml:id="list144604126601315" text:continue-list="list144604321947825" text:style-name="Num_5f_Exo">
        <text:list-item>
          <text:h text:style-name="P43" text:outline-level="1"> Range les quotients dans l’ordre décroissant.</text:h>
        </text:list-item>
      </text:list>
      <text:list xml:id="list144605379970855" text:continue-list="list144604865942376" text:style-name="liste_5f_abc">
        <text:list-item text:start-value="1">
          <text:p text:style-name="P61"><text:span text:style-name="T39"><draw:frame draw:style-name="fr4" draw:name="Objet44" text:anchor-type="as-char" svg:width="0.517cm" svg:height="0.87cm" draw:z-index="15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9"><draw:frame draw:style-name="fr4" draw:name="Objet45" text:anchor-type="as-char" svg:width="0.517cm" svg:height="0.87cm" draw:z-index="16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3"><draw:frame draw:style-name="fr4" draw:name="Objet49" text:anchor-type="as-char" svg:width="0.519cm" svg:height="0.87cm" draw:z-index="17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3"><draw:frame draw:style-name="fr4" draw:name="Objet50" text:anchor-type="as-char" svg:width="0.517cm" svg:height="0.87cm" draw:z-index="18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3"><draw:frame draw:style-name="fr4" draw:name="Objet132" text:anchor-type="as-char" svg:width="0.517cm" svg:height="0.87cm" draw:z-index="131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</text:list-item>
      </text:list>
      <text:list xml:id="list144603775644436" text:continue-list="list144604286997529" text:style-name="_5f_Numérotation_20_des_20_exercices_20_livrets">
        <text:list-item>
          <text:list>
            <text:list-header>
              <text:p text:style-name="P50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list xml:id="list144605607961561" text:continue-list="list144605379970855" text:style-name="liste_5f_abc">
        <text:list-item>
          <text:p text:style-name="P62"><text:span text:style-name="T57"><draw:frame draw:style-name="fr4" draw:name="Objet46" text:anchor-type="as-char" svg:width="0.63cm" svg:height="0.87cm" draw:z-index="13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3"><draw:frame draw:style-name="fr4" draw:name="Objet47" text:anchor-type="as-char" svg:width="0.852cm" svg:height="0.87cm" draw:z-index="133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3"><draw:frame draw:style-name="fr4" draw:name="Objet48" text:anchor-type="as-char" svg:width="1.074cm" svg:height="0.87cm" draw:z-index="13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3"><draw:frame draw:style-name="fr4" draw:name="Objet130" text:anchor-type="as-char" svg:width="0.852cm" svg:height="0.87cm" draw:z-index="13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3"><draw:frame draw:style-name="fr4" draw:name="Objet133" text:anchor-type="as-char" svg:width="1.298cm" svg:height="0.87cm" draw:z-index="137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p>
        </text:list-item>
      </text:list>
      <text:list xml:id="list144604300768177" text:continue-list="list144603775644436" text:style-name="_5f_Numérotation_20_des_20_exercices_20_livrets">
        <text:list-item>
          <text:list>
            <text:list-header>
              <text:p text:style-name="P50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list xml:id="list144605470672829" text:continue-list="list144605607961561" text:style-name="liste_5f_abc">
        <text:list-item>
          <text:p text:style-name="P76"><text:span text:style-name="T32"><draw:frame draw:style-name="fr4" draw:name="Objet10" text:anchor-type="as-char" svg:width="0.517cm" svg:height="0.87cm" draw:z-index="13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11" text:anchor-type="as-char" svg:width="0.293cm" svg:height="0.87cm" draw:z-index="139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20" text:anchor-type="as-char" svg:width="0.517cm" svg:height="0.87cm" draw:z-index="140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21" text:anchor-type="as-char" svg:width="0.517cm" svg:height="0.87cm" draw:z-index="141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34" text:anchor-type="as-char" svg:width="0.517cm" svg:height="0.87cm" draw:z-index="142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5" draw:name="Objet35" text:anchor-type="as-char" svg:y="-0.603cm" svg:width="0.517cm" svg:height="0.87cm" draw:z-index="143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57" text:anchor-type="as-char" svg:width="0.293cm" svg:height="0.87cm" draw:z-index="144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_5f_pointillés_20_gris"><text:span text:style-name="T22"> </text:span></text:span><text:span text:style-name="_5f_Consigne"><text:span text:style-name="T32">; </text:span></text:span><text:span text:style-name="T32"><draw:frame draw:style-name="fr4" draw:name="Objet59" text:anchor-type="as-char" svg:width="0.517cm" svg:height="0.87cm" draw:z-index="145"><draw:object xlink:href="./Object 141" xlink:type="simple" xlink:show="embed" xlink:actuate="onLoad"/><draw:image xlink:href="./ObjectReplacements/Object 141" xlink:type="simple" xlink:show="embed" xlink:actuate="onLoad"/><svg:desc>formule</svg:desc></draw:frame></text:span></text:p>
        </text:list-item>
      </text:list>
      <text:list xml:id="list144604086837123" text:continue-list="list144604300768177" text:style-name="_5f_Numérotation_20_des_20_exercices_20_livrets">
        <text:list-item>
          <text:list>
            <text:list-header>
              <text:p text:style-name="P49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list xml:id="list144605439744085" text:continue-list="list144604126601315" text:style-name="Num_5f_Exo">
        <text:list-item>
          <text:h text:style-name="Exo_5f_Num" text:outline-level="1"><text:soft-page-break/> Entoure :</text:h>
        </text:list-item>
      </text:list>
      <text:list xml:id="list144603713909534" text:continue-list="list144604086837123" text:style-name="_5f_Numérotation_20_des_20_exercices_20_livrets">
        <text:list-item>
          <text:list>
            <text:list-item>
              <text:list>
                <text:list-item>
                  <text:p text:style-name="P53"><text:span text:style-name="_5f_Consigne"><text:span text:style-name="T29">en vert, les quotients inférieurs à 1 ;</text:span></text:span></text:p>
                </text:list-item>
                <text:list-item>
                  <text:p text:style-name="P53"><text:span text:style-name="_5f_Consigne"><text:span text:style-name="T29">en bleu, les quotients égaux à 1 ;</text:span></text:span></text:p>
                </text:list-item>
                <text:list-item>
                  <text:p text:style-name="P54"><text:span text:style-name="_5f_Consigne"><text:span text:style-name="T29">en rouge, les quotients supérieurs à 1.</text:span></text:span></text:p>
                </text:list-item>
              </text:list>
            </text:list-item>
          </text:list>
        </text:list-item>
      </text:list>
      <text:section text:style-name="Sect4" text:name="Section7">
        <text:h text:style-name="P69" text:outline-level="1"><text:span text:style-name="T35"><draw:frame draw:style-name="fr4" draw:name="Objet56" text:anchor-type="as-char" svg:width="0.721cm" svg:height="0.871cm" draw:z-index="1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5"><text:line-break/></text:span><text:span text:style-name="T35"><draw:frame draw:style-name="fr4" draw:name="Objet62" text:anchor-type="as-char" svg:width="1.058cm" svg:height="0.873cm" draw:z-index="2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onsigne"><text:span text:style-name="T35"> <text:s text:c="5"/></text:span></text:span><text:span text:style-name="T35"><draw:frame draw:style-name="fr4" draw:name="Objet226" text:anchor-type="as-char" svg:width="1.727cm" svg:height="0.873cm" draw:z-index="2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onsigne"><text:span text:style-name="T35"><text:s text:c="6"/></text:span></text:span><text:span text:style-name="T35"><draw:frame draw:style-name="fr5" draw:name="Objet60" text:anchor-type="as-char" svg:y="-0.418cm" svg:width="1.277cm" svg:height="0.873cm" draw:z-index="2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onsigne"><text:span text:style-name="T35"><text:s text:c="2"/></text:span></text:span><text:span text:style-name="T35"><draw:frame draw:style-name="fr6" draw:name="Objet69" text:anchor-type="as-char" svg:width="1.058cm" svg:height="0.873cm" draw:z-index="2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onsigne"><text:span text:style-name="T35"><text:s text:c="6"/></text:span></text:span><text:span text:style-name="T35"><draw:frame draw:style-name="fr4" draw:name="Objet70" text:anchor-type="as-char" svg:width="1.282cm" svg:height="0.873cm" draw:z-index="2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onsigne"><text:span text:style-name="T35"><text:s text:c="6"/></text:span></text:span><text:span text:style-name="T35"><draw:frame draw:style-name="fr4" draw:name="Objet58" text:anchor-type="as-char" svg:width="0.834cm" svg:height="0.873cm" draw:z-index="2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onsigne"><text:span text:style-name="T35"><text:s text:c="6"/></text:span></text:span><text:span text:style-name="T35"><draw:frame draw:style-name="fr4" draw:name="Objet18" text:anchor-type="as-char" svg:width="0.829cm" svg:height="0.87cm" draw:z-index="2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h>
      </text:section>
      <text:list xml:id="list144604976725676" text:continue-list="list144605439744085" text:style-name="Num_5f_Exo">
        <text:list-item>
          <text:h text:style-name="P44" text:outline-level="1"> On se propose de comparer les deux fractions <text:s text:c="2"/><text:span text:style-name="T41">A </text:span><text:span text:style-name="T12">=</text:span><text:span text:style-name="T41"> </text:span><text:span text:style-name="T41"><draw:frame draw:style-name="fr4" draw:name="Objet82" text:anchor-type="as-char" svg:width="0.741cm" svg:height="0.87cm" draw:z-index="2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41"><text:s/>et B </text:span><text:span text:style-name="T12">=</text:span><text:span text:style-name="T41"> </text:span><text:span text:style-name="T41"><draw:frame draw:style-name="fr4" draw:name="Objet84" text:anchor-type="as-char" svg:width="0.741cm" svg:height="0.87cm" draw:z-index="28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1">.</text:span></text:h>
        </text:list-item>
      </text:list>
      <text:list xml:id="list144605352037257" text:continue-list="list144605470672829" text:style-name="liste_5f_abc">
        <text:list-item text:start-value="1">
          <text:p text:style-name="P74">Compare les fractions A et B à 1.</text:p>
        </text:list-item>
      </text:list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30"><text:span text:style-name="_5f_Consigne"><text:span text:style-name="T33">A </text:span></text:span><text:span text:style-name="_5f_pointillés_20_gris"><text:span text:style-name="T57">........</text:span></text:span><text:span text:style-name="_5f_Consigne"><text:span text:style-name="T33"> 1 </text:span></text:span></text:p>
          </table:table-cell>
          <table:table-cell table:style-name="Tableau1.A1" office:value-type="string">
            <text:p text:style-name="P30"><text:span text:style-name="_5f_Consigne"><text:span text:style-name="T33">et </text:span></text:span></text:p>
          </table:table-cell>
          <table:table-cell table:style-name="Tableau1.A1" office:value-type="string">
            <text:p text:style-name="P30"><text:span text:style-name="_5f_Consigne"><text:span text:style-name="T33">B </text:span></text:span><text:span text:style-name="_5f_pointillés_20_gris"><text:span text:style-name="T57">........</text:span></text:span><text:span text:style-name="_5f_Consigne"><text:span text:style-name="T33"> 1</text:span></text:span></text:p>
          </table:table-cell>
        </table:table-row>
      </table:table>
      <text:list xml:id="list144605241214357" text:continue-numbering="true" text:style-name="liste_5f_abc">
        <text:list-item>
          <text:p text:style-name="P63"><text:span text:style-name="_5f_Consigne"><text:span text:style-name="T30">Compare </text:span></text:span><text:span text:style-name="_5f_Consigne"><text:span text:style-name="T29">A et B : A </text:span></text:span><text:span text:style-name="_5f_pointillés_20_gris">........</text:span><text:span text:style-name="_5f_Consigne"><text:span text:style-name="T29"> B.</text:span></text:span></text:p>
        </text:list-item>
      </text:list>
      <text:list xml:id="list144604785841763" text:continue-list="list144604976725676" text:style-name="Num_5f_Exo">
        <text:list-item>
          <text:h text:style-name="P46" text:outline-level="1"> <text:span text:style-name="T60">Sans utiliser de calculatrice, compare les nombres suivants.</text:span></text:h>
        </text:list-item>
      </text:list>
      <text:section text:style-name="Sect2" text:name="Section1">
        <text:list xml:id="list144605425694294" text:continue-list="list144605241214357" text:style-name="liste_5f_abc">
          <text:list-item text:start-value="1">
            <text:p text:style-name="P56"><text:span text:style-name="T49"><text:tab/></text:span><text:span text:style-name="T49"><draw:frame draw:style-name="fr4" draw:name="Objet172" text:anchor-type="as-char" svg:width="0.944cm" svg:height="0.871cm" draw:z-index="2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pointillés_20_gris"><text:span text:style-name="T49"><text:tab/>….....</text:span></text:span><text:span text:style-name="T49"><draw:frame draw:style-name="fr4" draw:name="Objet174" text:anchor-type="as-char" svg:width="0.944cm" svg:height="0.871cm" draw:z-index="30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</text:list-item>
          <text:list-item>
            <text:p text:style-name="P56"><text:span text:style-name="T49"><text:tab/></text:span><text:span text:style-name="_5f_pointillés_20_gris"><text:span text:style-name="T49"><draw:frame draw:style-name="fr4" draw:name="Objet99" text:anchor-type="as-char" svg:width="0.944cm" svg:height="0.871cm" draw:z-index="3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49"><text:tab/>….....</text:span></text:span><text:span text:style-name="_5f_pointillés_20_gris"><text:span text:style-name="T49"><draw:frame draw:style-name="fr4" draw:name="Objet115" text:anchor-type="as-char" svg:width="0.944cm" svg:height="0.871cm" draw:z-index="32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
          </text:list-item>
          <text:list-item>
            <text:p text:style-name="P56"><text:span text:style-name="T49"><text:tab/></text:span><text:span text:style-name="T49"><draw:frame draw:style-name="fr4" draw:name="Objet116" text:anchor-type="as-char" svg:width="0.496cm" svg:height="0.871cm" draw:z-index="33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pointillés_20_gris"><text:span text:style-name="T49"><text:tab/>….....</text:span></text:span><text:span text:style-name="T49"><draw:frame draw:style-name="fr4" draw:name="Objet142" text:anchor-type="as-char" svg:width="0.496cm" svg:height="0.871cm" draw:z-index="34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/text:list-item>
          <text:list-item>
            <text:p text:style-name="P56"><text:span text:style-name="T49"><text:tab/>6 </text:span><text:span text:style-name="_5f_pointillés_20_gris"><text:span text:style-name="T49"><text:tab/>….....</text:span></text:span><text:span text:style-name="T49"><draw:frame draw:style-name="fr4" draw:name="Objet196" text:anchor-type="as-char" svg:width="0.496cm" svg:height="0.871cm" draw:z-index="35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ext:list-item>
          <text:list-item>
            <text:p text:style-name="P56"><text:span text:style-name="T49"><text:tab/></text:span><text:span text:style-name="T49"><draw:frame draw:style-name="fr4" draw:name="Objet4" text:anchor-type="as-char" svg:width="1.044cm" svg:height="0.873cm" draw:z-index="3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pointillés_20_gris"><text:span text:style-name="T49"><text:tab/>….....</text:span></text:span><text:span text:style-name="T49"><draw:frame draw:style-name="fr4" draw:name="Objet3" text:anchor-type="as-char" svg:width="1.057cm" svg:height="0.873cm" draw:z-index="37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</text:list-item>
          <text:list-item>
            <text:p text:style-name="P56"><text:span text:style-name="T49"><text:tab/></text:span><text:span text:style-name="T49"><draw:frame draw:style-name="fr4" draw:name="Objet19" text:anchor-type="as-char" svg:width="0.833cm" svg:height="0.873cm" draw:z-index="38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pointillés_20_gris"><text:span text:style-name="T49"><text:tab/>….....</text:span></text:span><text:span text:style-name="T49"><draw:frame draw:style-name="fr4" draw:name="Objet23" text:anchor-type="as-char" svg:width="1.282cm" svg:height="0.873cm" draw:z-index="39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</text:list-item>
          <text:list-item>
            <text:p text:style-name="P56"><text:span text:style-name="T49"><text:tab/></text:span><text:span text:style-name="T49"><draw:frame draw:style-name="fr4" draw:name="Objet24" text:anchor-type="as-char" svg:width="0.834cm" svg:height="0.873cm" draw:z-index="4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pointillés_20_gris"><text:span text:style-name="T49"><text:tab/>….....</text:span></text:span><text:span text:style-name="T49"><draw:frame draw:style-name="fr4" draw:name="Objet25" text:anchor-type="as-char" svg:width="0.721cm" svg:height="0.871cm" draw:z-index="4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ext:list-item>
          <text:list-item>
            <text:p text:style-name="P56"><text:span text:style-name="T49"><text:s/></text:span><text:span text:style-name="T16"><text:tab/></text:span><text:span text:style-name="T16"><draw:frame draw:style-name="fr4" draw:name="Objet36" text:anchor-type="as-char" svg:width="0.834cm" svg:height="0.873cm" draw:z-index="4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pointillés_20_gris"><text:span text:style-name="T49"><text:tab/>….....</text:span></text:span><text:span text:style-name="T16"><draw:frame draw:style-name="fr4" draw:name="Objet52" text:anchor-type="as-char" svg:width="1.282cm" svg:height="0.873cm" draw:z-index="43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</text:list-item>
        </text:list>
      </text:section>
      <text:list xml:id="list144603979186261" text:continue-list="list144604785841763" text:style-name="Num_5f_Exo">
        <text:list-item>
          <text:h text:style-name="P70" text:outline-level="1"><text:span text:style-name="Bold_5f_niv1"><text:span text:style-name="T57"> </text:span></text:span><text:span text:style-name="Bold_5f_niv1"><text:span text:style-name="T55">Avec une décomposition</text:span></text:span></text:h>
        </text:list-item>
      </text:list>
      <text:list xml:id="list144605381722291" text:continue-list="list144605425694294" text:style-name="liste_5f_abc">
        <text:list-item text:start-value="1">
          <text:p text:style-name="P80">Écris chaque fraction sous la forme :</text:p>
        </text:list-item>
      </text:list>
      <text:p text:style-name="P27">un nombre entier <text:span text:style-name="T13"></text:span> une fraction inférieure à 1.</text:p>
      <text:section text:style-name="Sect2" text:name="Section2">
        <text:p text:style-name="P34"><draw:frame draw:style-name="fr4" draw:name="Objet61" text:anchor-type="as-char" svg:width="0.393cm" svg:height="0.87cm" draw:z-index="146"><draw:object xlink:href="./Object 155" xlink:type="simple" xlink:show="embed" xlink:actuate="onLoad"/><draw:image xlink:href="./ObjectReplacements/Object 155" xlink:type="simple" xlink:show="embed" xlink:actuate="onLoad"/><svg:desc>formule</svg:desc></draw:frame><text:span text:style-name="T9">=</text:span> <text:span text:style-name="T54">.....</text:span> <text:span text:style-name="T14"></text:span> <text:span text:style-name="T54">.....</text:span></text:p>
        <text:p text:style-name="P33"><text:span text:style-name="T8"><draw:frame draw:style-name="fr4" draw:name="Objet63" text:anchor-type="as-char" svg:width="0.617cm" svg:height="0.87cm" draw:z-index="147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25">=</text:span><text:span text:style-name="T8"> ..... </text:span><text:span text:style-name="_5f_BVS"><text:span text:style-name="T15"></text:span></text:span><text:span text:style-name="T8"> ..…</text:span></text:p>
        <text:p text:style-name="P34"><draw:frame draw:style-name="fr4" draw:name="Objet64" text:anchor-type="as-char" svg:width="0.393cm" svg:height="0.87cm" draw:z-index="148"><draw:object xlink:href="./Object 157" xlink:type="simple" xlink:show="embed" xlink:actuate="onLoad"/><draw:image xlink:href="./ObjectReplacements/Object 157" xlink:type="simple" xlink:show="embed" xlink:actuate="onLoad"/><svg:desc>formule</svg:desc></draw:frame><text:span text:style-name="T9">=</text:span> <text:span text:style-name="T54">.....</text:span> <text:span text:style-name="T14"></text:span> <text:span text:style-name="T54">.....</text:span></text:p>
        <text:p text:style-name="P33"><text:span text:style-name="T8"><draw:frame draw:style-name="fr4" draw:name="Objet65" text:anchor-type="as-char" svg:width="0.617cm" svg:height="0.87cm" draw:z-index="149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25">=</text:span><text:span text:style-name="T8"> ..... </text:span><text:span text:style-name="_5f_BVS"><text:span text:style-name="T15"></text:span></text:span><text:span text:style-name="T8"> ..…</text:span></text:p>
        <text:p text:style-name="P33"><text:span text:style-name="T8"><draw:frame draw:style-name="fr4" draw:name="Objet71" text:anchor-type="as-char" svg:width="0.393cm" svg:height="0.87cm" draw:z-index="150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25">=</text:span><text:span text:style-name="T8"> ..... </text:span><text:span text:style-name="_5f_BVS"><text:span text:style-name="T15"></text:span></text:span><text:span text:style-name="T8"> ..…</text:span></text:p>
        <text:p text:style-name="P33"><text:span text:style-name="T8"><draw:frame draw:style-name="fr4" draw:name="Objet101" text:anchor-type="as-char" svg:width="0.617cm" svg:height="0.87cm" draw:z-index="151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25">=</text:span><text:span text:style-name="T8"> ..... </text:span><text:span text:style-name="_5f_BVS"><text:span text:style-name="T15"></text:span></text:span><text:span text:style-name="T8"> ..…</text:span></text:p>
      </text:section>
      <text:list xml:id="list144604580635107" text:continue-numbering="true" text:style-name="liste_5f_abc">
        <text:list-item>
          <text:p text:style-name="P72">En utilisant la question précédente, compare les nombres suivants.</text:p>
        </text:list-item>
      </text:list>
      <text:section text:style-name="Sect2" text:name="Section3">
        <text:p text:style-name="P26"><text:span text:style-name="T57"><text:tab/></text:span><text:span text:style-name="T57"><draw:frame draw:style-name="fr4" draw:name="Objet102" text:anchor-type="as-char" svg:width="0.492cm" svg:height="0.87cm" draw:z-index="152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03" text:anchor-type="as-char" svg:width="0.492cm" svg:height="0.87cm" draw:z-index="153"><draw:object xlink:href="./Object 162" xlink:type="simple" xlink:show="embed" xlink:actuate="onLoad"/><draw:image xlink:href="./ObjectReplacements/Object 162" xlink:type="simple" xlink:show="embed" xlink:actuate="onLoad"/><svg:desc>formule</svg:desc></draw:frame></text:span></text:span></text:p>
        <text:p text:style-name="P26"><text:span text:style-name="T57"><text:tab/></text:span><text:span text:style-name="T57"><draw:frame draw:style-name="fr4" draw:name="Objet104" text:anchor-type="as-char" svg:width="0.716cm" svg:height="0.87cm" draw:z-index="154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05" text:anchor-type="as-char" svg:width="0.716cm" svg:height="0.87cm" draw:z-index="155"><draw:object xlink:href="./Object 164" xlink:type="simple" xlink:show="embed" xlink:actuate="onLoad"/><draw:image xlink:href="./ObjectReplacements/Object 164" xlink:type="simple" xlink:show="embed" xlink:actuate="onLoad"/><svg:desc>formule</svg:desc></draw:frame></text:span></text:span></text:p>
        <text:p text:style-name="P26"><text:span text:style-name="T57"><text:tab/></text:span><text:span text:style-name="T57"><draw:frame draw:style-name="fr4" draw:name="Objet122" text:anchor-type="as-char" svg:width="0.716cm" svg:height="0.87cm" draw:z-index="156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23" text:anchor-type="as-char" svg:width="0.716cm" svg:height="0.87cm" draw:z-index="168"><draw:object xlink:href="./Object 169" xlink:type="simple" xlink:show="embed" xlink:actuate="onLoad"/><draw:image xlink:href="./ObjectReplacements/Object 169" xlink:type="simple" xlink:show="embed" xlink:actuate="onLoad"/><svg:desc>formule</svg:desc></draw:frame></text:span></text:span></text:p>
        <text:p text:style-name="P26"><text:span text:style-name="T57"><text:tab/></text:span><text:span text:style-name="T57"><draw:frame draw:style-name="fr4" draw:name="Objet135" text:anchor-type="as-char" svg:width="0.716cm" svg:height="0.87cm" draw:z-index="180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08" text:anchor-type="as-char" svg:width="0.492cm" svg:height="0.87cm" draw:z-index="181"><draw:object xlink:href="./Object 167" xlink:type="simple" xlink:show="embed" xlink:actuate="onLoad"/><draw:image xlink:href="./ObjectReplacements/Object 167" xlink:type="simple" xlink:show="embed" xlink:actuate="onLoad"/><svg:desc>formule</svg:desc></draw:frame></text:span></text:span></text:p>
      </text:section>
      <text:list xml:id="list144605236431683" text:continue-numbering="true" text:style-name="liste_5f_abc">
        <text:list-item>
          <text:p text:style-name="P72">Compare les nombres suivants.</text:p>
        </text:list-item>
      </text:list>
      <text:section text:style-name="Sect2" text:name="Section6">
        <text:p text:style-name="P26"><text:span text:style-name="T57"><text:tab/></text:span><text:span text:style-name="T57"><draw:frame draw:style-name="fr4" draw:name="Objet106" text:anchor-type="as-char" svg:width="0.492cm" svg:height="0.87cm" draw:z-index="182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07" text:anchor-type="as-char" svg:width="0.492cm" svg:height="0.87cm" draw:z-index="183"><draw:object xlink:href="./Object 166" xlink:type="simple" xlink:show="embed" xlink:actuate="onLoad"/><draw:image xlink:href="./ObjectReplacements/Object 166" xlink:type="simple" xlink:show="embed" xlink:actuate="onLoad"/><svg:desc>formule</svg:desc></draw:frame></text:span></text:span></text:p>
        <text:p text:style-name="P26"><text:span text:style-name="T57"><text:tab/></text:span><text:span text:style-name="T57"><draw:frame draw:style-name="fr4" draw:name="Objet136" text:anchor-type="as-char" svg:width="0.716cm" svg:height="0.87cm" draw:z-index="184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37" text:anchor-type="as-char" svg:width="0.716cm" svg:height="0.87cm" draw:z-index="185"><draw:object xlink:href="./Object 172" xlink:type="simple" xlink:show="embed" xlink:actuate="onLoad"/><draw:image xlink:href="./ObjectReplacements/Object 172" xlink:type="simple" xlink:show="embed" xlink:actuate="onLoad"/><svg:desc>formule</svg:desc></draw:frame></text:span></text:span></text:p>
        <text:p text:style-name="P26"><text:span text:style-name="T57"><text:tab/></text:span><text:span text:style-name="T57"><draw:frame draw:style-name="fr4" draw:name="Objet138" text:anchor-type="as-char" svg:width="0.94cm" svg:height="0.87cm" draw:z-index="186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40" text:anchor-type="as-char" svg:width="1.268cm" svg:height="0.87cm" draw:z-index="187"><draw:object xlink:href="./Object 174" xlink:type="simple" xlink:show="embed" xlink:actuate="onLoad"/><draw:image xlink:href="./ObjectReplacements/Object 174" xlink:type="simple" xlink:show="embed" xlink:actuate="onLoad"/><svg:desc>formule</svg:desc></draw:frame></text:span></text:span></text:p>
        <text:p text:style-name="P26"><text:span text:style-name="T57"><text:tab/></text:span><text:span text:style-name="T57"><draw:frame draw:style-name="fr4" draw:name="Objet141" text:anchor-type="as-char" svg:width="0.716cm" svg:height="0.87cm" draw:z-index="188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_5f_pointillés_20_gris"><text:span text:style-name="T57"><text:tab/>….....</text:span></text:span><text:span text:style-name="_5f_pointillés_20_gris"><text:span text:style-name="T57"><draw:frame draw:style-name="fr4" draw:name="Objet143" text:anchor-type="as-char" svg:width="0.716cm" svg:height="0.87cm" draw:z-index="189"><draw:object xlink:href="./Object 176" xlink:type="simple" xlink:show="embed" xlink:actuate="onLoad"/><draw:image xlink:href="./ObjectReplacements/Object 176" xlink:type="simple" xlink:show="embed" xlink:actuate="onLoad"/><svg:desc>formule</svg:desc></draw:frame></text:span></text:span></text:p>
      </text:section>
      <text:list xml:id="list144603850120396" text:continue-list="list144603979186261" text:style-name="Num_5f_Exo">
        <text:list-item>
          <text:h text:style-name="P39" text:outline-level="1"> Range dans l’ordre croissant.</text:h>
        </text:list-item>
      </text:list>
      <text:list xml:id="list144605126857146" text:continue-list="list144605236431683" text:style-name="liste_5f_abc">
        <text:list-item>
          <text:list>
            <text:list-item>
              <text:p text:style-name="P79"><text:span text:style-name="_5f_pointillés_20_gris"><draw:frame draw:style-name="fr4" draw:name="Objet111" text:anchor-type="as-char" svg:width="0.617cm" svg:height="0.87cm" draw:z-index="15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pointillés_20_gris"><text:span text:style-name="T17">;</text:span></text:span><text:span text:style-name="_5f_pointillés_20_gris"><draw:frame draw:style-name="fr4" draw:name="Objet112" text:anchor-type="as-char" svg:width="0.496cm" svg:height="0.873cm" draw:z-index="15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pointillés_20_gris"><text:span text:style-name="T17">et</text:span></text:span><text:span text:style-name="_5f_pointillés_20_gris"><draw:frame draw:style-name="fr4" draw:name="Objet113" text:anchor-type="as-char" svg:width="0.496cm" svg:height="0.873cm" draw:z-index="159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_5f_pointillés_20_gris"><text:span text:style-name="T26">:</text:span></text:span><text:span text:style-name="_5f_pointillés_20_gris"> </text:span><text:span text:style-name="_5f_pointillés_20_gris"><text:span text:style-name="T43"><text:tab/></text:span></text:span></text:p>
              <text:p text:style-name="P51"><text:span text:style-name="_5f_pointillés_20_gris"><text:tab/></text:span></text:p>
            </text:list-item>
            <text:list-item>
              <text:p text:style-name="P75"><text:span text:style-name="_5f_pointillés_20_gris"><text:span text:style-name="T17"><draw:frame draw:style-name="fr4" draw:name="Objet117" text:anchor-type="as-char" svg:width="0.617cm" svg:height="0.87cm" draw:z-index="160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text:span text:style-name="_5f_pointillés_20_gris"><text:span text:style-name="T17">;</text:span></text:span><text:span text:style-name="_5f_pointillés_20_gris"><text:span text:style-name="T17"><draw:frame draw:style-name="fr4" draw:name="Objet118" text:anchor-type="as-char" svg:width="0.72cm" svg:height="0.873cm" draw:z-index="161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_5f_BVS"><text:span text:style-name="T17">et</text:span></text:span><text:span text:style-name="_5f_pointillés_20_gris"><text:span text:style-name="T17"><draw:frame draw:style-name="fr4" draw:name="Objet119" text:anchor-type="as-char" svg:width="0.72cm" svg:height="0.873cm" draw:z-index="162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_5f_pointillés_20_gris"><text:span text:style-name="T17">: </text:span></text:span><text:span text:style-name="_5f_pointillés_20_gris"><text:span text:style-name="T43"><text:tab/></text:span></text:span></text:p>
              <text:p text:style-name="P51"><text:span text:style-name="_5f_pointillés_20_gris"><text:tab/></text:span></text:p>
            </text:list-item>
          </text:list>
        </text:list-item>
      </text:list>
      <text:list xml:id="list144603637600600" text:continue-list="list144603850120396" text:style-name="Num_5f_Exo">
        <text:list-item>
          <text:h text:style-name="P45" text:outline-level="1"> Sans utiliser la calculatrice, range les écritures fractionnaires suivantes dans l’ordre croissant, en utilisant la méthode de ton choix.</text:h>
        </text:list-item>
      </text:list>
      <text:list xml:id="list144604867728130" text:continue-list="list144605126857146" text:style-name="liste_5f_abc">
        <text:list-item text:start-value="1">
          <text:p text:style-name="P75"><text:span text:style-name="T31"><draw:frame draw:style-name="fr4" draw:name="Objet66" text:anchor-type="as-char" svg:width="0.617cm" svg:height="0.87cm" draw:z-index="163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78" text:anchor-type="as-char" svg:width="1.282cm" svg:height="0.873cm" draw:z-index="16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79" text:anchor-type="as-char" svg:width="1.282cm" svg:height="0.873cm" draw:z-index="165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80" text:anchor-type="as-char" svg:width="1.058cm" svg:height="0.873cm" draw:z-index="166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81" text:anchor-type="as-char" svg:width="1.506cm" svg:height="0.873cm" draw:z-index="167"><draw:object xlink:href="./Object 143" xlink:type="simple" xlink:show="embed" xlink:actuate="onLoad"/><draw:image xlink:href="./ObjectReplacements/Object 143" xlink:type="simple" xlink:show="embed" xlink:actuate="onLoad"/><svg:desc>formule</svg:desc></draw:frame></text:span></text:p>
          <text:list>
            <text:list-header>
              <text:p text:style-name="P52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list xml:id="list144603651283264" text:continue-numbering="true" text:style-name="liste_5f_abc">
        <text:list-item>
          <text:p text:style-name="P75"><text:span text:style-name="T31"><draw:frame draw:style-name="fr4" draw:name="Objet223" text:anchor-type="as-char" svg:width="1.951cm" svg:height="0.87cm" draw:z-index="169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_5f_Consigne"><text:span text:style-name="T32">;</text:span></text:span><text:span text:style-name="T32"><draw:frame draw:style-name="fr4" draw:name="Objet224" text:anchor-type="as-char" svg:width="1.727cm" svg:height="0.873cm" draw:z-index="170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_5f_Consigne"><text:span text:style-name="T32">;</text:span></text:span><text:span text:style-name="T32"><draw:frame draw:style-name="fr4" draw:name="Objet225" text:anchor-type="as-char" svg:width="1.506cm" svg:height="0.873cm" draw:z-index="171"><draw:object xlink:href="./Object 146" xlink:type="simple" xlink:show="embed" xlink:actuate="onLoad"/><draw:image xlink:href="./ObjectReplacements/Object 146" xlink:type="simple" xlink:show="embed" xlink:actuate="onLoad"/><svg:desc>formule</svg:desc></draw:frame></text:span></text:p>
          <text:list>
            <text:list-header>
              <text:p text:style-name="P52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list xml:id="list144604656234382" text:continue-numbering="true" text:style-name="liste_5f_abc">
        <text:list-item>
          <text:p text:style-name="P75"><text:span text:style-name="T31"><draw:frame draw:style-name="fr4" draw:name="Objet151" text:anchor-type="as-char" svg:width="0.617cm" svg:height="0.87cm" draw:z-index="172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152" text:anchor-type="as-char" svg:width="0.492cm" svg:height="0.87cm" draw:z-index="173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153" text:anchor-type="as-char" svg:width="0.716cm" svg:height="0.87cm" draw:z-index="174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154" text:anchor-type="as-char" svg:width="0.716cm" svg:height="0.87cm" draw:z-index="175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155" text:anchor-type="as-char" svg:width="0.716cm" svg:height="0.87cm" draw:z-index="176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corps"><text:span text:style-name="T31">;</text:span></text:span><text:span text:style-name="T31"><draw:frame draw:style-name="fr5" draw:name="Objet156" text:anchor-type="as-char" svg:y="-0.603cm" svg:width="0.716cm" svg:height="0.87cm" draw:z-index="17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157" text:anchor-type="as-char" svg:width="0.492cm" svg:height="0.87cm" draw:z-index="178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corps"><text:span text:style-name="T31">;</text:span></text:span><text:span text:style-name="T31"><draw:frame draw:style-name="fr4" draw:name="Objet158" text:anchor-type="as-char" svg:width="0.716cm" svg:height="0.87cm" draw:z-index="179"><draw:object xlink:href="./Object 154" xlink:type="simple" xlink:show="embed" xlink:actuate="onLoad"/><draw:image xlink:href="./ObjectReplacements/Object 154" xlink:type="simple" xlink:show="embed" xlink:actuate="onLoad"/><svg:desc>formule</svg:desc></draw:frame></text:span></text:p>
          <text:list>
            <text:list-header>
              <text:p text:style-name="P51"><text:span text:style-name="_5f_pointillés_20_gris"><text:tab/></text:span></text:p>
            </text:list-header>
          </text:list>
        </text:list-item>
      </text:list>
      <text:list xml:id="list144603951927533" text:continue-list="list144603637600600" text:style-name="Num_5f_Exo">
        <text:list-item>
          <text:h text:style-name="P47" text:outline-level="1"> Pour chaque cas, barre l’unique intrus.</text:h>
        </text:list-item>
      </text:list>
      <text:list xml:id="list144604442162740" text:continue-list="list144604656234382" text:style-name="liste_5f_abc">
        <text:list-item text:start-value="1">
          <text:p text:style-name="P72"><text:span text:style-name="T31"><draw:frame draw:style-name="fr4" draw:name="Objet73" text:anchor-type="as-char" svg:width="0.617cm" svg:height="0.87cm" draw:z-index="46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22" text:anchor-type="as-char" svg:width="0.721cm" svg:height="0.871cm" draw:z-index="47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74" text:anchor-type="as-char" svg:width="0.721cm" svg:height="0.871cm" draw:z-index="48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75" text:anchor-type="as-char" svg:width="0.721cm" svg:height="0.871cm" draw:z-index="49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76" text:anchor-type="as-char" svg:width="0.833cm" svg:height="0.871cm" draw:z-index="50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77" text:anchor-type="as-char" svg:width="0.721cm" svg:height="0.871cm" draw:z-index="51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86" text:anchor-type="as-char" svg:width="0.721cm" svg:height="0.871cm" draw:z-index="52"><draw:object xlink:href="./Object 121" xlink:type="simple" xlink:show="embed" xlink:actuate="onLoad"/><draw:image xlink:href="./ObjectReplacements/Object 121" xlink:type="simple" xlink:show="embed" xlink:actuate="onLoad"/><svg:desc>formule</svg:desc></draw:frame></text:span></text:p>
        </text:list-item>
        <text:list-item>
          <text:p text:style-name="P72"><text:span text:style-name="T31"><draw:frame draw:style-name="fr4" draw:name="Objet87" text:anchor-type="as-char" svg:width="0.617cm" svg:height="0.87cm" draw:z-index="53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88" text:anchor-type="as-char" svg:width="0.721cm" svg:height="0.871cm" draw:z-index="54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89" text:anchor-type="as-char" svg:width="0.721cm" svg:height="0.871cm" draw:z-index="5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90" text:anchor-type="as-char" svg:width="0.721cm" svg:height="0.871cm" draw:z-index="5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91" text:anchor-type="as-char" svg:width="0.721cm" svg:height="0.871cm" draw:z-index="57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92" text:anchor-type="as-char" svg:width="0.721cm" svg:height="0.871cm" draw:z-index="58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corps"><text:span text:style-name="T40"></text:span></text:span><text:span text:style-name="T31"><draw:frame draw:style-name="fr4" draw:name="Objet100" text:anchor-type="as-char" svg:width="0.721cm" svg:height="0.871cm" draw:z-index="59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p>
        </text:list-item>
      </text:list>
      <text:list xml:id="list144604117769574" text:continue-list="list144603951927533" text:style-name="Num_5f_Exo">
        <text:list-item>
          <text:h text:style-name="P48" text:outline-level="1"> Soient <text:span text:style-name="_5f_variables"><text:span text:style-name="T27">a</text:span></text:span> <text:span text:style-name="_5f_Symbole"><text:span text:style-name="T45">=</text:span></text:span><draw:frame draw:style-name="fr4" draw:name="Objet120" text:anchor-type="as-char" svg:width="0.94cm" svg:height="0.87cm" draw:z-index="44"><draw:object xlink:href="./Object 41" xlink:type="simple" xlink:show="embed" xlink:actuate="onLoad"/><draw:image xlink:href="./ObjectReplacements/Object 41" xlink:type="simple" xlink:show="embed" xlink:actuate="onLoad"/><svg:desc>formule</svg:desc></draw:frame>et <text:span text:style-name="_5f_variables"><text:span text:style-name="T28">b</text:span></text:span> <text:span text:style-name="_5f_Symbole"><text:span text:style-name="T45">=</text:span></text:span><draw:frame draw:style-name="fr4" draw:name="Objet121" text:anchor-type="as-char" svg:width="0.84cm" svg:height="0.87cm" draw:z-index="136"><draw:object xlink:href="./Object 177" xlink:type="simple" xlink:show="embed" xlink:actuate="onLoad"/><draw:image xlink:href="./ObjectReplacements/Object 177" xlink:type="simple" xlink:show="embed" xlink:actuate="onLoad"/><svg:desc>formule</svg:desc></draw:frame>.</text:h>
        </text:list-item>
      </text:list>
      <text:list xml:id="list144604561681495" text:continue-list="list144604442162740" text:style-name="liste_5f_abc">
        <text:list-item text:start-value="1">
          <text:p text:style-name="P81">Donne l<text:span text:style-name="T50">es</text:span> valeur<text:span text:style-name="T50">s</text:span> arrondie<text:span text:style-name="T50">s</text:span> de <text:span text:style-name="_5f_variables"><text:span text:style-name="T27">a</text:span></text:span> e<text:span text:style-name="T50">t </text:span>de <text:span text:style-name="_5f_variables"><text:span text:style-name="T28">b</text:span></text:span> au millième. Peux-tu en déduire <text:span text:style-name="T50">la </text:span>comparaison de <text:span text:style-name="_5f_variables"><text:span text:style-name="T27">a</text:span></text:span> et de <text:span text:style-name="_5f_variables"><text:span text:style-name="T28">b</text:span></text:span> ?</text:p>
          <text:list>
            <text:list-header>
              <text:p text:style-name="P52"><text:span text:style-name="_5f_pointillés_20_gris"><text:tab/></text:span></text:p>
            </text:list-header>
          </text:list>
        </text:list-item>
      </text:list>
      <text:p text:style-name="P36"><text:span text:style-name="_5f_pointillés_20_gris"><text:tab/></text:span></text:p>
      <text:p text:style-name="FILET_5f_POINTILLES"><text:span text:style-name="_5f_pointillés_20_gris"><text:tab/></text:span></text:p>
      <text:list xml:id="list144604478673750" text:continue-numbering="true" text:style-name="liste_5f_abc">
        <text:list-item>
          <text:p text:style-name="P77"><text:span text:style-name="_5f_pointillés_20_gris"><text:span text:style-name="T20">Donne des valeurs approchées de </text:span></text:span><text:span text:style-name="_5f_variables"><text:span text:style-name="T23">a</text:span></text:span><text:span text:style-name="_5f_pointillés_20_gris"><text:span text:style-name="T20"> et </text:span></text:span><text:span text:style-name="_5f_variables"><text:span text:style-name="T24">b</text:span></text:span><text:span text:style-name="_5f_pointillés_20_gris"><text:span text:style-name="T20"> qui permettent de les comparer. Compare </text:span></text:span><text:span text:style-name="_5f_variables"><text:span text:style-name="T23">a</text:span></text:span><text:span text:style-name="_5f_pointillés_20_gris"><text:span text:style-name="T20"> et </text:span></text:span><text:span text:style-name="_5f_variables"><text:span text:style-name="T24">b</text:span></text:span><text:span text:style-name="_5f_pointillés_20_gris"><text:span text:style-name="T20">.</text:span></text:span></text:p>
        </text:list-item>
      </text:list>
      <text:p text:style-name="P36"><text:span text:style-name="_5f_pointillés_20_gris"><text:tab/><text:tab/></text:span></text:p>
      <text:list xml:id="list144604273482058" text:continue-numbering="true" text:style-name="liste_5f_abc">
        <text:list-item>
          <text:list>
            <text:list-header>
              <text:p text:style-name="P51"><text:span text:style-name="_5f_pointillés_20_gris"><text:tab/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OpenSymbol2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Titre_20_d_27_exercice" style:display-name="Titre d'exercice" style:family="text">
      <style:text-properties style:font-name="Bitstream Vera Sans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Zeichenformat" style:family="text"/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1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2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3pt" style:font-size-asian="4pt" style:font-size-complex="4pt"/>
    </style:style>
    <style:style style:name="M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6" style:family="paragraph" style:parent-style-name="_5f_Pied_20_de_20_page">
      <style:paragraph-properties fo:text-align="end" style:justify-single-word="false"/>
    </style:style>
    <style:style style:name="M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style:text-properties fo:font-size="14pt" style:font-size-asian="14pt" style:font-size-complex="14pt"/>
    </style:style>
    <style:style style:name="M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Standard">
      <style:text-properties fo:font-size="6pt" style:font-size-asian="6pt" style:font-size-complex="6pt"/>
    </style:style>
    <style:style style:name="M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4" style:family="paragraph" style:parent-style-name="_5f_En-tête">
      <style:text-properties officeooo:rsid="0013441a" officeooo:paragraph-rsid="00099a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9fee0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5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format_20_Site" style:display-name="_Fiche format Site" style:page-layout-name="Mpm4">
      <style:header>
        <text:p text:style-name="MP3"/>
        <text:p text:style-name="MP4"><text:span text:style-name="MT1">Chapitre N3 :</text:span> <text:span text:style-name="MT2">Nombres fractions</text:span></text:p>
        <text:p text:style-name="MP5">Série 2 : Fractions et partage <text:s text:c="75"/></text:p>
      </style:header>
    </style:master-page>
    <style:master-page style:name="Endnote" style:page-layout-name="Mpm5"/>
    <style:master-page style:name="HTML" style:page-layout-name="Mpm6"/>
    <style:master-page style:name="_5f_Fiche_20_éditeur_20__20__28_une_20_colonne_29__20__20_impaire_20__28_D_29_" style:display-name="_Fiche éditeur  (une colonne)  impaire (D)" style:page-layout-name="Mpm7" style:next-style-name="_5f_Fiche_20_éditeur_20_paire_20__28_G_29_">
      <style:header>
        <text:p text:style-name="_5f_En-tête">Série 1 : Définir et nommer un angle</text:p>
      </style:header>
      <style:footer>
        <text:h text:style-name="MP6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8" style:next-style-name="_5f_Fiche_20_éditeur_20__20__28_une_20_colonne_29__20_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... : Chapitre ? </text:p>
      </style:footer>
    </style:master-page>
    <style:master-page style:name="Right_20_Page" style:display-name="Right Page" style:page-layout-name="Mpm9"/>
    <style:master-page style:name="Left_20_Page" style:display-name="Left Page" style:page-layout-name="Mpm10" style:next-style-name="Right_20_Page"/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7"><text:span text:style-name="MT3">Série 1 :</text:span> <text:span text:style-name="MT3">???</text:span></text:p>
      </style:header>
      <style:footer>
        <text:p text:style-name="MP9">Chapitre ? : ...</text:p>
      </style:footer>
      <style:footer-left>
        <text:p text:style-name="MP10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12" style:next-style-name="_5f_Fiche_20_éditeur_20_série_20_1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Chapitre ? : ...</text:p>
      </style:footer>
    </style:master-page>
    <style:master-page style:name="_5f_Fiche_20_éditeur_20_série_20_2_20_paire_20__28_G_29_" style:display-name="_Fiche éditeur série 2 paire (G)" style:page-layout-name="Mpm13" style:next-style-name="_5f_Fiche_20_éditeur_20_série_20_2_20_impaire_20__28_D_29_">
      <style:header>
        <text:p text:style-name="MP11">Série 2: Multiplier deux nombres relatifs</text:p>
      </style:header>
      <style:footer>
        <text:h text:style-name="MP12" text:outline-level="1">Chapitre A2: Nombres relatifs</text:h>
      </style:footer>
    </style:master-page>
    <style:master-page style:name="_5f_Fiche_20_du_20_livret_20_pair" style:display-name="_Fiche du livret pair" style:page-layout-name="Mpm1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13">N4 : Fractions</text:p>
                    </table:table-cell>
                    <table:table-cell table:style-name="Tableau18.A1" office:value-type="string">
                      <text:p text:style-name="MP1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14">Série 1 : Fractions et parts</text:p>
                    </table:table-cell>
                    <table:table-cell table:style-name="Tableau18.A1" office:value-type="string">
                      <text:p text:style-name="MP14"/>
                    </table:table-cell>
                  </table:table-row>
                </table:table>
              </table:table-cell>
            </table:table-row>
          </table:table-header-rows>
        </table:table>
        <text:p text:style-name="MP15"/>
      </style:header>
    </style:master-page>
    <style:master-page style:name="_5f_Fiche_20_éditeur_20_série_20_2_20_impaire_20__28_D_29_" style:display-name="_Fiche éditeur série 2 impaire (D)" style:page-layout-name="Mpm15" style:next-style-name="_5f_Fiche_20_éditeur_20_série_20_2_20_paire_20__28_G_29_">
      <style:header>
        <text:p text:style-name="MP7"><text:span text:style-name="MT3">Série 2 :</text:span> <text:span text:style-name="MT3">???</text:span></text:p>
      </style:header>
      <style:footer>
        <text:p text:style-name="MP9">Chapitre <text:span text:style-name="MT4">? : ...</text:span></text:p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5" style:next-style-name="_5f_Fiche_20_éditeur_20_série_20_3_20_paire_20__28_G_29_">
      <style:header>
        <text:p text:style-name="MP7"><text:span text:style-name="MT3">Série 3 :</text:span> <text:span text:style-name="MT3">???</text:span></text:p>
      </style:header>
      <style:footer>
        <text:p text:style-name="MP9">Chapitre ? : ...</text:p>
      </style:footer>
      <style:footer-left>
        <text:p text:style-name="MP16"/>
      </style:footer-left>
    </style:master-page>
    <style:master-page style:name="_5f_Fiche_20_éditeur_20_série_20_4_20_impaire_20__28_D_29_" style:display-name="_Fiche éditeur série 4 impaire (D)" style:page-layout-name="Mpm16" style:next-style-name="_5f_Fiche_20_éditeur_20_série_20_4_20_paire_20__28_G_29_">
      <style:header>
        <text:p text:style-name="MP17">Série 4 : ???</text:p>
      </style:header>
      <style:footer>
        <text:p text:style-name="MP18">Chapitre ? : ...</text:p>
      </style:footer>
      <style:footer-left>
        <text:p text:style-name="MP16"/>
      </style:footer-left>
    </style:master-page>
    <style:master-page style:name="_5f_Fiche_20_éditeur_20_synthèse_20_impaire_20__28_D_29_" style:display-name="_Fiche éditeur synthèse impaire (D)" style:page-layout-name="Mpm16" style:next-style-name="_5f_Fiche_20_éditeur_20_synthèse_20_paire_20__28_G_29_">
      <style:header>
        <text:p text:style-name="MP17">Synthèse</text:p>
      </style:header>
      <style:footer>
        <text:p text:style-name="MP9">Chapitre ? : ...</text:p>
      </style:footer>
      <style:footer-left>
        <text:p text:style-name="MP19"/>
      </style:footer-left>
    </style:master-page>
    <style:master-page style:name="_5f_Fiche_20_éditeur_20_série_20_3_20_paire_20__28_G_29_" style:display-name="_Fiche éditeur série 3 paire (G)" style:page-layout-name="Mpm13" style:next-style-name="_5f_Fiche_20_éditeur_20_série_20_3_20_impaire_20__28_D_29_">
      <style:header>
        <text:p text:style-name="MP17">Série 3 : ???</text:p>
      </style:header>
      <style:footer>
        <text:p text:style-name="MP20">Chapitre ? : ...</text:p>
      </style:footer>
    </style:master-page>
    <style:master-page style:name="_5f_Fiche_20_éditeur_20_série_20_4_20_paire_20__28_G_29_" style:display-name="_Fiche éditeur série 4 paire (G)" style:page-layout-name="Mpm13" style:next-style-name="_5f_Fiche_20_éditeur_20_série_20_4_20_impaire_20__28_D_29_">
      <style:header>
        <text:p text:style-name="MP17">Série 4 : ???</text:p>
      </style:header>
      <style:footer>
        <text:p text:style-name="MP20">Chapitre ? : ...</text:p>
      </style:footer>
    </style:master-page>
    <style:master-page style:name="_5f_Fiche_20_éditeur_20_synthèse_20_paire_20__28_G_29_" style:display-name="_Fiche éditeur synthèse paire (G)" style:page-layout-name="Mpm13" style:next-style-name="_5f_Fiche_20_éditeur_20_synthèse_20_impaire_20__28_D_29_">
      <style:header>
        <text:p text:style-name="MP17">Synthèse</text:p>
      </style:header>
      <style:footer>
        <text:p text:style-name="MP8">Chapitre ? : ...</text:p>
      </style:footer>
    </style:master-page>
    <style:master-page style:name="_5f_Fiche_20_du_20_livret_20_Génération_20_5" style:display-name="_Fiche du livret Génération 5" style:page-layout-name="Mpm17">
      <style:header>
        <text:p text:style-name="MP21"><text:tab/><text:tab/><text:tab/><text:tab/><text:tab/><text:tab/></text:p>
        <text:p text:style-name="MP21"/>
      </style:header>
      <style:footer>
        <text:p text:style-name="MP22">Chapitre G? :<text:tab/><text:tab/> <text:s text:c="93"/>Série ? :</text:p>
      </style:footer>
      <style:footer-left>
        <text:p text:style-name="MP23">Série ? :<text:tab/><text:tab/> <text:s text:c="92"/>Chapitre G? :</text:p>
      </style:footer-left>
    </style:master-page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27" svg:width="2.703cm" svg:height="0.715cm" draw:transform="rotate (0.0872664625997165) translate (-0.172861111111111cm 0.218722222222222cm)"><draw:text-box><text:p text:style-name="MP26"><text:span text:style-name="MT5">Série 5</text:span></text:p></draw:text-box></draw:frame><draw:line text:anchor-type="char" draw:z-index="63" draw:style-name="Mgr3" draw:text-style-name="MP26" svg:x1="19.205cm" svg:y1="0.36cm" svg:x2="20.496cm" svg:y2="0.36cm"><text:p/></draw:line>Comparer deux nombres en écriture fractionnaire</text:p>
      </style:header>
      <style:footer>
        <text:p text:style-name="MP28"><draw:frame draw:style-name="Mfr1" draw:name="Cadre11" text:anchor-type="paragraph" svg:y="-0.06cm" draw:z-index="45"><draw:text-box fo:min-height="0.499cm" fo:min-width="3cm"><draw:frame draw:style-name="Mfr2" draw:name="Cadre2" text:anchor-type="frame" svg:x="0.45cm" svg:y="0.079cm" svg:width="0.817cm" draw:z-index="61"><draw:text-box fo:min-height="0.355cm"><text:p text:style-name="MP29"><draw:g text:anchor-type="paragraph" draw:z-index="65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9</text:page-number></text:p></draw:text-box></draw:frame><text:p text:style-name="MP31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9T14:46:03.029000000</dc:date>
    <meta:editing-duration>P1DT13H54M41S</meta:editing-duration>
    <meta:editing-cycles>79</meta:editing-cycles>
    <meta:generator>LibreOffice/6.3.3.2$Windows_X86_64 LibreOffice_project/a64200df03143b798afd1ec74a12ab50359878ed</meta:generator>
    <dc:title>A3_5 série 4</dc:title>
    <dc:subject>Comparer</dc:subject>
    <meta:document-statistic meta:table-count="4" meta:image-count="0" meta:object-count="176" meta:page-count="3" meta:paragraph-count="182" meta:word-count="646" meta:character-count="3971" meta:non-whitespace-character-count="2957"/>
  </office:meta>
</office:document-meta>
</file>

<file path=Object 1/content.xml><?xml version="1.0" encoding="utf-8"?>
<math xmlns="http://www.w3.org/1998/Math/MathML" display="block">
  <semantics>
    <mfrac>
      <mn>6</mn>
      <mn>20</mn>
    </mfrac>
    <annotation encoding="StarMath 5.0">{6} over {20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4</math:mn>
    </math:mfrac>
    <math:annotation math:encoding="StarMath 5.0">{9} over {4}
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3</math:mn>
    </math:mfrac>
    <math:annotation math:encoding="StarMath 5.0">{4}over {3}</math:annotation>
  </math:semantics>
</math:math>
</file>

<file path=Object 101/content.xml><?xml version="1.0" encoding="utf-8"?>
<math xmlns="http://www.w3.org/1998/Math/MathML" display="block">
  <semantics>
    <mfrac>
      <mn>9</mn>
      <mn>6</mn>
    </mfrac>
    <annotation encoding="StarMath 5.0">{9}over{6}</annotation>
  </semantics>
</math>
</file>

<file path=Object 102/content.xml><?xml version="1.0" encoding="utf-8"?>
<math xmlns="http://www.w3.org/1998/Math/MathML" display="block">
  <semantics>
    <mfrac>
      <mn>10</mn>
      <mn>6</mn>
    </mfrac>
    <annotation encoding="StarMath 5.0">{10}over{6}</annotation>
  </semantics>
</math>
</file>

<file path=Object 103/content.xml><?xml version="1.0" encoding="utf-8"?>
<math xmlns="http://www.w3.org/1998/Math/MathML" display="block">
  <semantics>
    <mfrac>
      <mn>52</mn>
      <mn>6</mn>
    </mfrac>
    <annotation encoding="StarMath 5.0">{52}over{6}</annotation>
  </semantics>
</math>
</file>

<file path=Object 104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2</math:mn>
    </math:mfrac>
    <math:annotation math:encoding="StarMath 5.0">{3}over {12}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24</math:mn>
    </math:mfrac>
    <math:annotation math:encoding="StarMath 5.0">{8}over {24}</math:annotation>
  </math:semantics>
</math:math>
</file>

<file path=Object 106/content.xml><?xml version="1.0" encoding="utf-8"?>
<math xmlns="http://www.w3.org/1998/Math/MathML" display="block">
  <semantics>
    <mfrac>
      <mstyle color="silver">
        <mn>......</mn>
      </mstyle>
      <mn>24</mn>
    </mfrac>
    <annotation encoding="StarMath 5.0">color silver {......}over {24}</annotation>
  </semantics>
</math>
</file>

<file path=Object 107/content.xml><?xml version="1.0" encoding="utf-8"?>
<math xmlns="http://www.w3.org/1998/Math/MathML" display="block">
  <semantics>
    <mfrac>
      <mstyle color="silver">
        <mn>......</mn>
      </mstyle>
      <mn>24</mn>
    </mfrac>
    <annotation encoding="StarMath 5.0">color silver {......}over {24}</annotation>
  </semantics>
</math>
</file>

<file path=Object 108/content.xml><?xml version="1.0" encoding="utf-8"?>
<math xmlns="http://www.w3.org/1998/Math/MathML" display="block">
  <semantics>
    <mfrac>
      <mstyle color="silver">
        <mn>......</mn>
      </mstyle>
      <mn>24</mn>
    </mfrac>
    <annotation encoding="StarMath 5.0">color silver {......}over {24}</annotation>
  </semantics>
</math>
</file>

<file path=Object 109/content.xml><?xml version="1.0" encoding="utf-8"?>
<math xmlns="http://www.w3.org/1998/Math/MathML" display="block">
  <semantics>
    <mfrac>
      <mstyle color="silver">
        <mn>......</mn>
      </mstyle>
      <mn>24</mn>
    </mfrac>
    <annotation encoding="StarMath 5.0">color silver {......}over {24}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2</math:mn>
    </math:mfrac>
    <math:annotation math:encoding="StarMath 5.0">{6}over {2}

</math:annotation>
  </math:semantics>
</math:math>
</file>

<file path=Object 110/content.xml><?xml version="1.0" encoding="utf-8"?>
<math xmlns="http://www.w3.org/1998/Math/MathML" display="block">
  <semantics>
    <mfrac>
      <mn>74</mn>
      <mn>7</mn>
    </mfrac>
    <annotation encoding="StarMath 5.0">{74}over{7}</annotation>
  </semantics>
</math>
</file>

<file path=Object 111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112/content.xml><?xml version="1.0" encoding="utf-8"?>
<!DOCTYPE math  PUBLIC '-//OpenOffice.org//DTD Modified W3C MathML 1.01//EN'  'math.dtd'>
<math:math xmlns:math="http://www.w3.org/1998/Math/MathML">
  <math:semantics>
    <math:mfrac>
      <math:mn>12,01</math:mn>
      <math:mn>17</math:mn>
    </math:mfrac>
    <math:annotation math:encoding="StarMath 5.0">{{{12,01}}} over {{17}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frac>
      <math:mn>11,99</math:mn>
      <math:mn>17</math:mn>
    </math:mfrac>
    <math:annotation math:encoding="StarMath 5.0">{{{11,99}}} over {{17}}</math:annotation>
  </math:semantics>
</math:math>
</file>

<file path=Object 114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115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17</math:mn>
    </math:mfrac>
    <math:annotation math:encoding="StarMath 5.0">{{13}} over {{17}}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17</math:mn>
    </math:mfrac>
    <math:annotation math:encoding="StarMath 5.0">{{18}} over {{17}}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frac>
      <math:mn>25</math:mn>
      <math:mn>17</math:mn>
    </math:mfrac>
    <math:annotation math:encoding="StarMath 5.0">{{25}} over {{17}}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i>,</math:mi>
        <math:mn>7</math:mn>
      </math:mrow>
      <math:mn>17</math:mn>
    </math:mfrac>
    <math:annotation math:encoding="StarMath 5.0">{{{2},{7}}} over {{17}}</math:annotation>
  </math:semantics>
</math:math>
</file>

<file path=Object 119/content.xml><?xml version="1.0" encoding="utf-8"?>
<math xmlns="http://www.w3.org/1998/Math/MathML" display="block">
  <semantics>
    <mfrac>
      <mstyle color="silver">
        <mn>......</mn>
      </mstyle>
      <mn>24</mn>
    </mfrac>
    <annotation encoding="StarMath 5.0">color silver {......}over {24}</annotation>
  </semantics>
</math>
</file>

<file path=Object 12/content.xml><?xml version="1.0" encoding="utf-8"?>
<math xmlns="http://www.w3.org/1998/Math/MathML" display="block">
  <semantics>
    <mfrac>
      <mn>128</mn>
      <mn>157</mn>
    </mfrac>
    <annotation encoding="StarMath 5.0">{{128}} over {{157}}</annotation>
  </semantics>
</math>
</file>

<file path=Object 120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7</math:mn>
    </math:mfrac>
    <math:annotation math:encoding="StarMath 5.0">{{28}} over {{17}}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17</math:mn>
    </math:mfrac>
    <math:annotation math:encoding="StarMath 5.0">{{30}} over {{17}}</math:annotation>
  </math:semantics>
</math:math>
</file>

<file path=Object 122/content.xml><?xml version="1.0" encoding="utf-8"?>
<math xmlns="http://www.w3.org/1998/Math/MathML" display="block">
  <semantics>
    <mfrac>
      <mn>28</mn>
      <mn>20</mn>
    </mfrac>
    <annotation encoding="StarMath 5.0">{{28}} over {{20}}</annotation>
  </semantics>
</math>
</file>

<file path=Object 123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9</math:mn>
    </math:mfrac>
    <math:annotation math:encoding="StarMath 5.0">{{28}} over {{19}}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21</math:mn>
    </math:mfrac>
    <math:annotation math:encoding="StarMath 5.0">{{28}} over {{21}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4</math:mn>
    </math:mfrac>
    <math:annotation math:encoding="StarMath 5.0">{{28}} over {{14}}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1</math:mn>
    </math:mfrac>
    <math:annotation math:encoding="StarMath 5.0">{{28}} over {{11}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9</math:mn>
    </math:mfrac>
    <math:annotation math:encoding="StarMath 5.0">{{28}} over {{9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5</math:mn>
    </math:mfrac>
    <math:annotation math:encoding="StarMath 5.0">{{28}} over {{5}}</math:annotation>
  </math:semantics>
</math:math>
</file>

<file path=Object 129/content.xml><?xml version="1.0" encoding="utf-8"?>
<math xmlns="http://www.w3.org/1998/Math/MathML" display="block">
  <semantics>
    <mfrac>
      <mn>24,2</mn>
      <mn>36</mn>
    </mfrac>
    <annotation encoding="StarMath 5.0">{24,2}over {36}
</annotation>
  </semantics>
</math>
</file>

<file path=Object 13/content.xml><?xml version="1.0" encoding="utf-8"?>
<math xmlns="http://www.w3.org/1998/Math/MathML" display="block">
  <semantics>
    <mfrac>
      <mn>172</mn>
      <mn>113</mn>
    </mfrac>
    <annotation encoding="StarMath 5.0">{{172}} over {{113}}</annotation>
  </semantics>
</math>
</file>

<file path=Object 130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9</math:mn>
    </math:mfrac>
    <math:annotation math:encoding="StarMath 5.0">{6} over {9}
</math:annotation>
  </math:semantics>
</math:math>
</file>

<file path=Object 131/content.xml><?xml version="1.0" encoding="utf-8"?>
<math xmlns="http://www.w3.org/1998/Math/MathML" display="block">
  <semantics>
    <mfrac>
      <mn>1</mn>
      <mn>5</mn>
    </mfrac>
    <annotation encoding="StarMath 5.0">{1}over {5}
</annotation>
  </semantics>
</math>
</file>

<file path=Object 13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25</math:mn>
    </math:mfrac>
    <math:annotation math:encoding="StarMath 5.0">{4} over {25}
</math:annotation>
  </math:semantics>
</math:math>
</file>

<file path=Object 133/content.xml><?xml version="1.0" encoding="utf-8"?>
<math xmlns="http://www.w3.org/1998/Math/MathML" display="block">
  <semantics>
    <mfrac>
      <mn>19</mn>
      <mn>7</mn>
    </mfrac>
    <annotation encoding="StarMath 5.0">{19} over {7}
</annotation>
  </semantics>
</math>
</file>

<file path=Object 134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135/content.xml><?xml version="1.0" encoding="utf-8"?>
<math xmlns="http://www.w3.org/1998/Math/MathML" display="block">
  <semantics>
    <mfrac>
      <mn>7</mn>
      <mn>5</mn>
    </mfrac>
    <annotation encoding="StarMath 5.0">{{7}} over {{5}}</annotation>
  </semantics>
</math>
</file>

<file path=Object 136/content.xml><?xml version="1.0" encoding="utf-8"?>
<math xmlns="http://www.w3.org/1998/Math/MathML" display="block">
  <semantics>
    <mfrac>
      <mn>8</mn>
      <mn>17</mn>
    </mfrac>
    <annotation encoding="StarMath 5.0">{{8}} over {{17}}</annotation>
  </semantics>
</math>
</file>

<file path=Object 137/content.xml><?xml version="1.0" encoding="utf-8"?>
<math xmlns="http://www.w3.org/1998/Math/MathML" display="block">
  <semantics>
    <mfrac>
      <mn>16</mn>
      <mn>17</mn>
    </mfrac>
    <annotation encoding="StarMath 5.0">{{16}} over {{17}}</annotation>
  </semantics>
</math>
</file>

<file path=Object 138/content.xml><?xml version="1.0" encoding="utf-8"?>
<math xmlns="http://www.w3.org/1998/Math/MathML" display="block">
  <semantics>
    <mfrac>
      <mn>12</mn>
      <mn>5</mn>
    </mfrac>
    <annotation encoding="StarMath 5.0">{{12}} over {{5}}</annotation>
  </semantics>
</math>
</file>

<file path=Object 139/content.xml><?xml version="1.0" encoding="utf-8"?>
<math xmlns="http://www.w3.org/1998/Math/MathML" display="block">
  <semantics>
    <mfrac>
      <mn>14</mn>
      <mn>5</mn>
    </mfrac>
    <annotation encoding="StarMath 5.0">{{14}} over {{5}}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154</math:mn>
      <math:mn>125</math:mn>
    </math:mfrac>
    <math:annotation math:encoding="StarMath 5.0">{154}over {125}
</math:annotation>
  </math:semantics>
</math:math>
</file>

<file path=Object 140/content.xml><?xml version="1.0" encoding="utf-8"?>
<math xmlns="http://www.w3.org/1998/Math/MathML" display="block">
  <semantics>
    <mfrac>
      <mn>5</mn>
      <mn>5</mn>
    </mfrac>
    <annotation encoding="StarMath 5.0">{{5}} over {{5}}</annotation>
  </semantics>
</math>
</file>

<file path=Object 141/content.xml><?xml version="1.0" encoding="utf-8"?>
<math xmlns="http://www.w3.org/1998/Math/MathML" display="block">
  <semantics>
    <mfrac>
      <mn>7</mn>
      <mn>17</mn>
    </mfrac>
    <annotation encoding="StarMath 5.0">{{7}} over {{17}}</annotation>
  </semantics>
</math>
</file>

<file path=Object 142/content.xml><?xml version="1.0" encoding="utf-8"?>
<!DOCTYPE math  PUBLIC '-//OpenOffice.org//DTD Modified W3C MathML 1.01//EN'  'math.dtd'>
<math:math xmlns:math="http://www.w3.org/1998/Math/MathML">
  <math:semantics>
    <math:mfrac>
      <math:mn>12,2</math:mn>
      <math:mn>17</math:mn>
    </math:mfrac>
    <math:annotation math:encoding="StarMath 5.0">{{{12,2}}} over {{17}}</math:annotation>
  </math:semantics>
</math:math>
</file>

<file path=Object 143/content.xml><?xml version="1.0" encoding="utf-8"?>
<math xmlns="http://www.w3.org/1998/Math/MathML" display="block">
  <semantics>
    <mfrac>
      <mn>11,099</mn>
      <mn>17</mn>
    </mfrac>
    <annotation encoding="StarMath 5.0">{{{11,099}}} over {{17}}</annotation>
  </semantics>
</math>
</file>

<file path=Object 144/content.xml><?xml version="1.0" encoding="utf-8"?>
<math xmlns="http://www.w3.org/1998/Math/MathML" display="block">
  <semantics>
    <mfrac>
      <mrow>
        <mn>4</mn>
        <mspace width="0.5em"/>
        <mn>512,376</mn>
      </mrow>
      <mrow>
        <mn>356</mn>
        <mspace width="0.5em"/>
        <mn>298</mn>
      </mrow>
    </mfrac>
    <annotation encoding="StarMath 5.0">{{{4`512,376}}} over {{{356`298}}}</annotation>
  </semantics>
</math>
</file>

<file path=Object 145/content.xml><?xml version="1.0" encoding="utf-8"?>
<!DOCTYPE math  PUBLIC '-//OpenOffice.org//DTD Modified W3C MathML 1.01//EN'  'math.dtd'>
<math:math xmlns:math="http://www.w3.org/1998/Math/MathML">
  <math:semantics>
    <math:mfrac>
      <math:mrow>
        <math:mn>388</math:mn>
        <math:mi/>
        <math:mn>542</math:mn>
      </math:mrow>
      <math:mn>4,523</math:mn>
    </math:mfrac>
    <math:annotation math:encoding="StarMath 5.0">{{{388`542}}} over {{{4,523}}}
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frac>
      <math:mn>128,56</math:mn>
      <math:mn>128,56</math:mn>
    </math:mfrac>
    <math:annotation math:encoding="StarMath 5.0">{{{128,56}}} over {{{128,56}}}</math:annotation>
  </math:semantics>
</math:math>
</file>

<file path=Object 147/content.xml><?xml version="1.0" encoding="utf-8"?>
<math xmlns="http://www.w3.org/1998/Math/MathML" display="block">
  <semantics>
    <mfrac>
      <mn>12</mn>
      <mn>18</mn>
    </mfrac>
    <annotation encoding="StarMath 5.0">{{12}} over {{18}}</annotation>
  </semantics>
</math>
</file>

<file path=Object 148/content.xml><?xml version="1.0" encoding="utf-8"?>
<math xmlns="http://www.w3.org/1998/Math/MathML" display="block">
  <semantics>
    <mfrac>
      <mn>7</mn>
      <mn>6</mn>
    </mfrac>
    <annotation encoding="StarMath 5.0">{{7}} over {{6}}</annotation>
  </semantics>
</math>
</file>

<file path=Object 149/content.xml><?xml version="1.0" encoding="utf-8"?>
<math xmlns="http://www.w3.org/1998/Math/MathML" display="block">
  <semantics>
    <mfrac>
      <mn>8</mn>
      <mn>18</mn>
    </mfrac>
    <annotation encoding="StarMath 5.0">{{8}} over {{18}}</annotation>
  </semantics>
</math>
</file>

<file path=Object 15/content.xml><?xml version="1.0" encoding="utf-8"?>
<math xmlns="http://www.w3.org/1998/Math/MathML" display="block">
  <semantics>
    <mfrac>
      <mn>9</mn>
      <mn>12</mn>
    </mfrac>
    <annotation encoding="StarMath 5.0">{9}over{12}</annotation>
  </semantics>
</math>
</file>

<file path=Object 150/content.xml><?xml version="1.0" encoding="utf-8"?>
<math xmlns="http://www.w3.org/1998/Math/MathML" display="block">
  <semantics>
    <mfrac>
      <mn>16</mn>
      <mn>18</mn>
    </mfrac>
    <annotation encoding="StarMath 5.0">{{16}} over {{18}}</annotation>
  </semantics>
</math>
</file>

<file path=Object 151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152/content.xml><?xml version="1.0" encoding="utf-8"?>
<math xmlns="http://www.w3.org/1998/Math/MathML" display="block">
  <semantics>
    <mfrac>
      <mn>14</mn>
      <mn>6</mn>
    </mfrac>
    <annotation encoding="StarMath 5.0">{14} over {6}</annotation>
  </semantics>
</math>
</file>

<file path=Object 153/content.xml><?xml version="1.0" encoding="utf-8"?>
<math xmlns="http://www.w3.org/1998/Math/MathML" display="block">
  <semantics>
    <mfrac>
      <mn>5</mn>
      <mn>6</mn>
    </mfrac>
    <annotation encoding="StarMath 5.0">{{5}} over {{6}}</annotation>
  </semantics>
</math>
</file>

<file path=Object 154/content.xml><?xml version="1.0" encoding="utf-8"?>
<math xmlns="http://www.w3.org/1998/Math/MathML" display="block">
  <semantics>
    <mfrac>
      <mn>7</mn>
      <mn>18</mn>
    </mfrac>
    <annotation encoding="StarMath 5.0">{{7}} over {{18}}</annotation>
  </semantics>
</math>
</file>

<file path=Object 155/content.xml><?xml version="1.0" encoding="utf-8"?>
<math xmlns="http://www.w3.org/1998/Math/MathML" display="block">
  <semantics>
    <mfrac>
      <mn>5</mn>
      <mn>8</mn>
    </mfrac>
    <annotation encoding="StarMath 5.0">{{5}} over {{8}}</annotation>
  </semantics>
</math>
</file>

<file path=Object 156/content.xml><?xml version="1.0" encoding="utf-8"?>
<math xmlns="http://www.w3.org/1998/Math/MathML" display="block">
  <semantics>
    <mfrac>
      <mn>25</mn>
      <mn>9</mn>
    </mfrac>
    <annotation encoding="StarMath 5.0">{{25}} over {{9}}</annotation>
  </semantics>
</math>
</file>

<file path=Object 157/content.xml><?xml version="1.0" encoding="utf-8"?>
<math xmlns="http://www.w3.org/1998/Math/MathML" display="block">
  <semantics>
    <mfrac>
      <mn>5</mn>
      <mn>4</mn>
    </mfrac>
    <annotation encoding="StarMath 5.0">{{5}} over {{4}}</annotation>
  </semantics>
</math>
</file>

<file path=Object 158/content.xml><?xml version="1.0" encoding="utf-8"?>
<math xmlns="http://www.w3.org/1998/Math/MathML" display="block">
  <semantics>
    <mfrac>
      <mn>20</mn>
      <mn>3</mn>
    </mfrac>
    <annotation encoding="StarMath 5.0">{{20}} over {{3}}</annotation>
  </semantics>
</math>
</file>

<file path=Object 159/content.xml><?xml version="1.0" encoding="utf-8"?>
<math xmlns="http://www.w3.org/1998/Math/MathML" display="block">
  <semantics>
    <mfrac>
      <mn>9</mn>
      <mn>2</mn>
    </mfrac>
    <annotation encoding="StarMath 5.0">{{9}} over {{2}}</annotation>
  </semantics>
</math>
</file>

<file path=Object 16/content.xml><?xml version="1.0" encoding="utf-8"?>
<math xmlns="http://www.w3.org/1998/Math/MathML" display="block">
  <semantics>
    <mfrac>
      <mn>3</mn>
      <mn>2</mn>
    </mfrac>
    <annotation encoding="StarMath 5.0">{3}over{2}</annotation>
  </semantics>
</math>
</file>

<file path=Object 160/content.xml><?xml version="1.0" encoding="utf-8"?>
<math xmlns="http://www.w3.org/1998/Math/MathML" display="block">
  <semantics>
    <mfrac>
      <mn>25</mn>
      <mn>7</mn>
    </mfrac>
    <annotation encoding="StarMath 5.0">{{25}} over {{7}}</annotation>
  </semantics>
</math>
</file>

<file path=Object 161/content.xml><?xml version="1.0" encoding="utf-8"?>
<math xmlns="http://www.w3.org/1998/Math/MathML" display="block">
  <semantics>
    <mfrac>
      <mn>5</mn>
      <mn>8</mn>
    </mfrac>
    <annotation encoding="StarMath 5.0">{{5}} over {{8}}</annotation>
  </semantics>
</math>
</file>

<file path=Object 162/content.xml><?xml version="1.0" encoding="utf-8"?>
<math xmlns="http://www.w3.org/1998/Math/MathML" display="block">
  <semantics>
    <mfrac>
      <mn>5</mn>
      <mn>4</mn>
    </mfrac>
    <annotation encoding="StarMath 5.0">{{5}} over {{4}}</annotation>
  </semantics>
</math>
</file>

<file path=Object 163/content.xml><?xml version="1.0" encoding="utf-8"?>
<math xmlns="http://www.w3.org/1998/Math/MathML" display="block">
  <semantics>
    <mfrac>
      <mn>20</mn>
      <mn>3</mn>
    </mfrac>
    <annotation encoding="StarMath 5.0">{{20}} over {{3}}</annotation>
  </semantics>
</math>
</file>

<file path=Object 164/content.xml><?xml version="1.0" encoding="utf-8"?>
<math xmlns="http://www.w3.org/1998/Math/MathML" display="block">
  <semantics>
    <mfrac>
      <mn>25</mn>
      <mn>9</mn>
    </mfrac>
    <annotation encoding="StarMath 5.0">{{25}} over {{9}}</annotation>
  </semantics>
</math>
</file>

<file path=Object 165/content.xml><?xml version="1.0" encoding="utf-8"?>
<math xmlns="http://www.w3.org/1998/Math/MathML" display="block">
  <semantics>
    <mfrac>
      <mn>9</mn>
      <mn>4</mn>
    </mfrac>
    <annotation encoding="StarMath 5.0">{{9}} over {{4}}</annotation>
  </semantics>
</math>
</file>

<file path=Object 166/content.xml><?xml version="1.0" encoding="utf-8"?>
<math xmlns="http://www.w3.org/1998/Math/MathML" display="block">
  <semantics>
    <mfrac>
      <mn>4</mn>
      <mn>3</mn>
    </mfrac>
    <annotation encoding="StarMath 5.0">{{4}} over {{3}}</annotation>
  </semantics>
</math>
</file>

<file path=Object 167/content.xml><?xml version="1.0" encoding="utf-8"?>
<math xmlns="http://www.w3.org/1998/Math/MathML" display="block">
  <semantics>
    <mfrac>
      <mn>9</mn>
      <mn>2</mn>
    </mfrac>
    <annotation encoding="StarMath 5.0">{{9}} over {{2}}</annotation>
  </semantics>
</math>
</file>

<file path=Object 168/content.xml><?xml version="1.0" encoding="utf-8"?>
<math xmlns="http://www.w3.org/1998/Math/MathML" display="block">
  <semantics>
    <mfrac>
      <mn>25</mn>
      <mn>9</mn>
    </mfrac>
    <annotation encoding="StarMath 5.0">{{25}} over {{9}}</annotation>
  </semantics>
</math>
</file>

<file path=Object 169/content.xml><?xml version="1.0" encoding="utf-8"?>
<math xmlns="http://www.w3.org/1998/Math/MathML" display="block">
  <semantics>
    <mfrac>
      <mn>25</mn>
      <mn>7</mn>
    </mfrac>
    <annotation encoding="StarMath 5.0">{{25}} over {{7}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158</math:mn>
      <math:mn>189</math:mn>
    </math:mfrac>
    <math:annotation math:encoding="StarMath 5.0">{158}over {189}
</math:annotation>
  </math:semantics>
</math:math>
</file>

<file path=Object 170/content.xml><?xml version="1.0" encoding="utf-8"?>
<math xmlns="http://www.w3.org/1998/Math/MathML" display="block">
  <semantics>
    <mfrac>
      <mn>25</mn>
      <mn>7</mn>
    </mfrac>
    <annotation encoding="StarMath 5.0">{{25}} over {{7}}</annotation>
  </semantics>
</math>
</file>

<file path=Object 171/content.xml><?xml version="1.0" encoding="utf-8"?>
<math xmlns="http://www.w3.org/1998/Math/MathML" display="block">
  <semantics>
    <mfrac>
      <mn>25</mn>
      <mn>3</mn>
    </mfrac>
    <annotation encoding="StarMath 5.0">{{25}} over {{3}}</annotation>
  </semantics>
</math>
</file>

<file path=Object 172/content.xml><?xml version="1.0" encoding="utf-8"?>
<math xmlns="http://www.w3.org/1998/Math/MathML" display="block">
  <semantics>
    <mfrac>
      <mn>17</mn>
      <mn>4</mn>
    </mfrac>
    <annotation encoding="StarMath 5.0">{{17}} over {{4}}</annotation>
  </semantics>
</math>
</file>

<file path=Object 173/content.xml><?xml version="1.0" encoding="utf-8"?>
<math xmlns="http://www.w3.org/1998/Math/MathML" display="block">
  <semantics>
    <mfrac>
      <mn>785</mn>
      <mn>100</mn>
    </mfrac>
    <annotation encoding="StarMath 5.0">{{785}} over {{100}}</annotation>
  </semantics>
</math>
</file>

<file path=Object 174/content.xml><?xml version="1.0" encoding="utf-8"?>
<math xmlns="http://www.w3.org/1998/Math/MathML" display="block">
  <semantics>
    <mfrac>
      <mrow>
        <mn>1</mn>
        <mspace width="0.5em"/>
        <mn>025</mn>
      </mrow>
      <mn>1000</mn>
    </mfrac>
    <annotation encoding="StarMath 5.0">{{1`025}} over {{1000}}</annotation>
  </semantics>
</math>
</file>

<file path=Object 175/content.xml><?xml version="1.0" encoding="utf-8"?>
<math xmlns="http://www.w3.org/1998/Math/MathML" display="block">
  <semantics>
    <mfrac>
      <mn>29</mn>
      <mn>11</mn>
    </mfrac>
    <annotation encoding="StarMath 5.0">{{29}} over {{11}}</annotation>
  </semantics>
</math>
</file>

<file path=Object 176/content.xml><?xml version="1.0" encoding="utf-8"?>
<math xmlns="http://www.w3.org/1998/Math/MathML" display="block">
  <semantics>
    <mfrac>
      <mn>40</mn>
      <mn>13</mn>
    </mfrac>
    <annotation encoding="StarMath 5.0">{{40}} over {{13}}</annotation>
  </semantics>
</math>
</file>

<file path=Object 177/content.xml><?xml version="1.0" encoding="utf-8"?>
<math xmlns="http://www.w3.org/1998/Math/MathML" display="block">
  <semantics>
    <mstyle mathsize="10pt">
      <mfrac>
        <mn>577</mn>
        <mn>408</mn>
      </mfrac>
    </mstyle>
    <annotation encoding="StarMath 5.0"> size 10{577 over 408}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678</math:mn>
      <math:mn>987</math:mn>
    </math:mfrac>
    <math:annotation math:encoding="StarMath 5.0">{678}over {987}
</math:annotation>
  </math:semantics>
</math:math>
</file>

<file path=Object 19/content.xml><?xml version="1.0" encoding="utf-8"?>
<math xmlns="http://www.w3.org/1998/Math/MathML" display="block">
  <semantics>
    <mfrac>
      <mn>998</mn>
      <mn>679</mn>
    </mfrac>
    <annotation encoding="StarMath 5.0">{998}over {679}
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3</math:mn>
    </math:mfrac>
    <math:annotation math:encoding="StarMath 5.0">{{28}} over {{13}}
</math:annotation>
  </math:semantics>
</math:math>
</file>

<file path=Object 20/content.xml><?xml version="1.0" encoding="utf-8"?>
<math xmlns="http://www.w3.org/1998/Math/MathML" display="block">
  <semantics>
    <mfrac>
      <mn>4</mn>
      <mn>3</mn>
    </mfrac>
    <annotation encoding="StarMath 5.0">{4}over {3}
</annotation>
  </semantics>
</math>
</file>

<file path=Object 21/content.xml><?xml version="1.0" encoding="utf-8"?>
<math xmlns="http://www.w3.org/1998/Math/MathML" display="block">
  <semantics>
    <mfrac>
      <mn>3</mn>
      <mn>4</mn>
    </mfrac>
    <annotation encoding="StarMath 5.0">{3}over {4}
</annotation>
  </semantics>
</math>
</file>

<file path=Object 22/content.xml><?xml version="1.0" encoding="utf-8"?>
<math xmlns="http://www.w3.org/1998/Math/MathML" display="block">
  <semantics>
    <mfrac>
      <mn>1</mn>
      <mn>6</mn>
    </mfrac>
    <annotation encoding="StarMath 5.0">{1}over {6}
</annotation>
  </semantics>
</math>
</file>

<file path=Object 23/content.xml><?xml version="1.0" encoding="utf-8"?>
<math xmlns="http://www.w3.org/1998/Math/MathML" display="block">
  <semantics>
    <mfrac>
      <mn>5,89</mn>
      <mn>5,98</mn>
    </mfrac>
    <annotation encoding="StarMath 5.0">{{5,89}}over {{5,98}}
</annotation>
  </semantics>
</math>
</file>

<file path=Object 24/content.xml><?xml version="1.0" encoding="utf-8"?>
<math xmlns="http://www.w3.org/1998/Math/MathML" display="block">
  <semantics>
    <mfrac>
      <mn>3,52</mn>
      <mn>3,25</mn>
    </mfrac>
    <annotation encoding="StarMath 5.0">{{3,52}}over {{3,25}}
</annotation>
  </semantics>
</math>
</file>

<file path=Object 25/content.xml><?xml version="1.0" encoding="utf-8"?>
<math xmlns="http://www.w3.org/1998/Math/MathML" display="block">
  <semantics>
    <mfrac>
      <mn>1,5</mn>
      <mn>1,5</mn>
    </mfrac>
    <annotation encoding="StarMath 5.0">{{1,5}}over {1,5}
</annotation>
  </semantics>
</math>
</file>

<file path=Object 26/content.xml><?xml version="1.0" encoding="utf-8"?>
<math xmlns="http://www.w3.org/1998/Math/MathML" display="block">
  <semantics>
    <mfrac>
      <mn>60</mn>
      <mn>51,54</mn>
    </mfrac>
    <annotation encoding="StarMath 5.0">{60}over {{51,54}}
</annotation>
  </semantics>
</math>
</file>

<file path=Object 27/content.xml><?xml version="1.0" encoding="utf-8"?>
<math xmlns="http://www.w3.org/1998/Math/MathML" display="block">
  <semantics>
    <mfrac>
      <mn>3,2</mn>
      <mn>1,3</mn>
    </mfrac>
    <annotation encoding="StarMath 5.0">{{{3,2}}} over {{1,3}}
</annotation>
  </semantics>
</math>
</file>

<file path=Object 28/content.xml><?xml version="1.0" encoding="utf-8"?>
<math xmlns="http://www.w3.org/1998/Math/MathML" display="block">
  <semantics>
    <mfrac>
      <mn>32</mn>
      <mn>13</mn>
    </mfrac>
    <annotation encoding="StarMath 5.0">{{32}} over {{13}}
</annotation>
  </semantics>
</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9</math:mn>
    </math:mfrac>
    <math:annotation math:encoding="StarMath 5.0">{8}over {9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12,9</math:mn>
      <math:mn>12,9</math:mn>
    </math:mfrac>
    <math:annotation math:encoding="StarMath 5.0">{{{12,9}}} over {{{12,9}}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45</math:mn>
      <math:mn>16</math:mn>
    </math:mfrac>
    <math:annotation math:encoding="StarMath 5.0">{{45}} over {{16}}
</math:annotation>
  </math:semantics>
</math:math>
</file>

<file path=Object 32/content.xml><?xml version="1.0" encoding="utf-8"?>
<math xmlns="http://www.w3.org/1998/Math/MathML" display="block">
  <semantics>
    <mfrac>
      <mn>10</mn>
      <mn>4</mn>
    </mfrac>
    <annotation encoding="StarMath 5.0">{10}over {4}
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frac>
      <math:mn>35</math:mn>
      <math:mn>63</math:mn>
    </math:mfrac>
    <math:annotation math:encoding="StarMath 5.0">{35} over {63}
</math:annotation>
  </math:semantics>
</math:math>
</file>

<file path=Object 34/content.xml><?xml version="1.0" encoding="utf-8"?>
<math xmlns="http://www.w3.org/1998/Math/MathML" display="block">
  <semantics>
    <mfrac>
      <mn>1,1</mn>
      <mn>1,1</mn>
    </mfrac>
    <annotation encoding="StarMath 5.0">{{{1,1}}} over {{{1,1}}}
</annotation>
  </semantics>
</math>
</file>

<file path=Object 35/content.xml><?xml version="1.0" encoding="utf-8"?>
<math xmlns="http://www.w3.org/1998/Math/MathML" display="block">
  <semantics>
    <mfrac>
      <mn>1,001</mn>
      <mn>1,010</mn>
    </mfrac>
    <annotation encoding="StarMath 5.0">{{{1,001}}} over {{{1,010}}}
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n>3,2</math:mn>
      <math:mn>5</math:mn>
    </math:mfrac>
    <math:annotation math:encoding="StarMath 5.0">{{{3,2}}} over {5}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6,04</math:mn>
      <math:mn>10</math:mn>
    </math:mfrac>
    <math:annotation math:encoding="StarMath 5.0">{6,04}over {10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210</math:mn>
    </math:mfrac>
    <math:annotation math:encoding="StarMath 5.0">{10} over {210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n>285</math:mn>
        <math:mi/>
        <math:mn>698</math:mn>
      </math:mrow>
      <math:mrow>
        <math:mn>286</math:mn>
        <math:mi/>
        <math:mn>598</math:mn>
      </math:mrow>
    </math:mfrac>
    <math:annotation math:encoding="StarMath 5.0">{{{285`698}}} over {{{286`598}}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20</math:mn>
    </math:mfrac>
    <math:annotation math:encoding="StarMath 5.0">{3} over {420}
</math:annotation>
  </math:semantics>
</math:math>
</file>

<file path=Object 41/content.xml><?xml version="1.0" encoding="utf-8"?>
<math xmlns="http://www.w3.org/1998/Math/MathML" display="block">
  <semantics>
    <mstyle mathsize="10pt">
      <mfrac>
        <mn>816</mn>
        <mn>577</mn>
      </mfrac>
    </mstyle>
    <annotation encoding="StarMath 5.0"> size 10{816 over 577}</annotation>
  </semantics>
</math>
</file>

<file path=Object 42/content.xml><?xml version="1.0" encoding="utf-8"?>
<math xmlns="http://www.w3.org/1998/Math/MathML" display="block">
  <semantics>
    <mfrac>
      <mn>5</mn>
      <mn>7</mn>
    </mfrac>
    <annotation encoding="StarMath 5.0">{5}over {7}
</annotation>
  </semantics>
</math>
</file>

<file path=Object 43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44/content.xml><?xml version="1.0" encoding="utf-8"?>
<math xmlns="http://www.w3.org/1998/Math/MathML" display="block">
  <semantics>
    <mfrac>
      <mn>17</mn>
      <mn>3</mn>
    </mfrac>
    <annotation encoding="StarMath 5.0">{17}over{3}</annotation>
  </semantics>
</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} over {{3}}
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3</math:mn>
    </math:mfrac>
    <math:annotation math:encoding="StarMath 5.0">{{4}} over {{3}}
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5</math:mn>
    </math:mfrac>
    <math:annotation math:encoding="StarMath 5.0">{{7}} over {{5}}
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5</math:mn>
    </math:mfrac>
    <math:annotation math:encoding="StarMath 5.0">{{8}} over {{5}}
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frac>
      <math:mn>45</math:mn>
      <math:mn>16</math:mn>
    </math:mfrac>
    <math:annotation math:encoding="StarMath 5.0">{{45}} over {{16}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  <math:mi/>
        <math:mn>287</math:mn>
      </math:mrow>
      <math:mn>128</math:mn>
    </math:mfrac>
    <math:annotation math:encoding="StarMath 5.0">{{{1`287}}} over {{128}}
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n>54</math:mn>
      <math:mn>16</math:mn>
    </math:mfrac>
    <math:annotation math:encoding="StarMath 5.0">{{54}} over {{16}}
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</math:mn>
    </math:mfrac>
    <math:annotation math:encoding="StarMath 5.0">{{28}} over {{1}}
</math:annotation>
  </math:semantics>
</math:math>
</file>

<file path=Object 52/content.xml><?xml version="1.0" encoding="utf-8"?>
<math xmlns="http://www.w3.org/1998/Math/MathML" display="block">
  <semantics>
    <mfrac>
      <mn>0,5</mn>
      <mn>1</mn>
    </mfrac>
    <annotation encoding="StarMath 5.0">{{{0,5}}} over {{1}}
</annotation>
  </semantics>
</math>
</file>

<file path=Object 53/content.xml><?xml version="1.0" encoding="utf-8"?>
<math xmlns="http://www.w3.org/1998/Math/MathML" display="block">
  <semantics>
    <mfrac>
      <mn>15</mn>
      <mn>3</mn>
    </mfrac>
    <annotation encoding="StarMath 5.0">{15}over{3}</annotation>
  </semantics>
</math>
</file>

<file path=Object 54/content.xml><?xml version="1.0" encoding="utf-8"?>
<math xmlns="http://www.w3.org/1998/Math/MathML" display="block">
  <semantics>
    <mfrac>
      <mn>5</mn>
      <mn>6</mn>
    </mfrac>
    <annotation encoding="StarMath 5.0">{5}over{6}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frac>
      <math:mn>3,2</math:mn>
      <math:mn>13</math:mn>
    </math:mfrac>
    <math:annotation math:encoding="StarMath 5.0">{{{3,2}}} over {{13}}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frac>
      <math:mn>3,02</math:mn>
      <math:mn>13</math:mn>
    </math:mfrac>
    <math:annotation math:encoding="StarMath 5.0">{{{3,02}}} over {{13}}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n>0,3</math:mn>
      <math:mn>47</math:mn>
    </math:mfrac>
    <math:annotation math:encoding="StarMath 5.0">{{{0,3}}} over {{47}}
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frac>
      <math:mn>0,31</math:mn>
      <math:mn>47</math:mn>
    </math:mfrac>
    <math:annotation math:encoding="StarMath 5.0">{{{0,31}}} over {{47}}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frac>
      <math:mn>0,7</math:mn>
      <math:mn>12</math:mn>
    </math:mfrac>
    <math:annotation math:encoding="StarMath 5.0">{{{0,7}}} over {{12}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0,03</math:mn>
      <math:mn>0,3</math:mn>
    </math:mfrac>
    <math:annotation math:encoding="StarMath 5.0">{{{0,03}}} over {{{0,3}}}
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frac>
      <math:mn>0,08</math:mn>
      <math:mn>12</math:mn>
    </math:mfrac>
    <math:annotation math:encoding="StarMath 5.0">{{{0,08}}} over {{12}}
</math:annotation>
  </math:semantics>
</math:math>
</file>

<file path=Object 61/content.xml><?xml version="1.0" encoding="utf-8"?>
<math xmlns="http://www.w3.org/1998/Math/MathML" display="block">
  <semantics>
    <mfrac>
      <mn>1,82</mn>
      <mn>12</mn>
    </mfrac>
    <annotation encoding="StarMath 5.0">{{{1,82}}} over {{12}}
</annotation>
  </semantics>
</math>
</file>

<file path=Object 62/content.xml><?xml version="1.0" encoding="utf-8"?>
<!DOCTYPE math  PUBLIC '-//OpenOffice.org//DTD Modified W3C MathML 1.01//EN'  'math.dtd'>
<math:math xmlns:math="http://www.w3.org/1998/Math/MathML">
  <math:semantics>
    <math:mfrac>
      <math:mn>1,802</math:mn>
      <math:mn>12</math:mn>
    </math:mfrac>
    <math:annotation math:encoding="StarMath 5.0">{{{1,802}}} over {{12}}
</math:annotation>
  </math:semantics>
</math:math>
</file>

<file path=Object 63/content.xml><?xml version="1.0" encoding="utf-8"?>
<math xmlns="http://www.w3.org/1998/Math/MathML" display="block">
  <semantics>
    <mfrac>
      <mn>5</mn>
      <mn>13</mn>
    </mfrac>
    <annotation encoding="StarMath 5.0">{{5}} over {{13}}</annotation>
  </semantics>
</math>
</file>

<file path=Object 64/content.xml><?xml version="1.0" encoding="utf-8"?>
<math xmlns="http://www.w3.org/1998/Math/MathML" display="block">
  <semantics>
    <mfrac>
      <mn>7</mn>
      <mn>13</mn>
    </mfrac>
    <annotation encoding="StarMath 5.0">{{7}} over {{13}}</annotation>
  </semantics>
</math>
</file>

<file path=Object 65/content.xml><?xml version="1.0" encoding="utf-8"?>
<math xmlns="http://www.w3.org/1998/Math/MathML" display="block">
  <semantics>
    <mfrac>
      <mn>3</mn>
      <mn>13</mn>
    </mfrac>
    <annotation encoding="StarMath 5.0">{{3}} over {{13}}</annotation>
  </semantics>
</math>
</file>

<file path=Object 66/content.xml><?xml version="1.0" encoding="utf-8"?>
<math xmlns="http://www.w3.org/1998/Math/MathML" display="block">
  <semantics>
    <mfrac>
      <mn>14</mn>
      <mn>13</mn>
    </mfrac>
    <annotation encoding="StarMath 5.0">{{14}} over {{13}}</annotation>
  </semantics>
</math>
</file>

<file path=Object 67/content.xml><?xml version="1.0" encoding="utf-8"?>
<math xmlns="http://www.w3.org/1998/Math/MathML" display="block">
  <semantics>
    <mfrac>
      <mn>12</mn>
      <mn>13</mn>
    </mfrac>
    <annotation encoding="StarMath 5.0">{{12}} over {{13}}</annotation>
  </semantics>
</math>
</file>

<file path=Object 68/content.xml><?xml version="1.0" encoding="utf-8"?>
<math xmlns="http://www.w3.org/1998/Math/MathML" display="block">
  <semantics>
    <mfrac>
      <mn>1,2</mn>
      <mn>13</mn>
    </mfrac>
    <annotation encoding="StarMath 5.0">{{{1,2}}} over {{13}}</annotation>
  </semantics>
</math>
</file>

<file path=Object 69/content.xml><?xml version="1.0" encoding="utf-8"?>
<math xmlns="http://www.w3.org/1998/Math/MathML" display="block">
  <semantics>
    <mfrac>
      <mn>4,5</mn>
      <mn>13</mn>
    </mfrac>
    <annotation encoding="StarMath 5.0">{{{4,5}}} over {{13}}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90,02</math:mn>
      <math:mn>90,20</math:mn>
    </math:mfrac>
    <math:annotation math:encoding="StarMath 5.0">{{{90,02}}} over {{{90,20}}}
</math:annotation>
  </math:semantics>
</math:math>
</file>

<file path=Object 70/content.xml><?xml version="1.0" encoding="utf-8"?>
<math xmlns="http://www.w3.org/1998/Math/MathML" display="block">
  <semantics>
    <mfrac>
      <mn>1,7</mn>
      <mn>13</mn>
    </mfrac>
    <annotation encoding="StarMath 5.0">{{{1,7}}} over {{13}}</annotation>
  </semantics>
</math>
</file>

<file path=Object 71/content.xml><?xml version="1.0" encoding="utf-8"?>
<math xmlns="http://www.w3.org/1998/Math/MathML" display="block">
  <semantics>
    <mfrac>
      <mn>4,52</mn>
      <mn>13</mn>
    </mfrac>
    <annotation encoding="StarMath 5.0">{{{4,52}}} over {{13}}</annotation>
  </semantics>
</math>
</file>

<file path=Object 72/content.xml><?xml version="1.0" encoding="utf-8"?>
<math xmlns="http://www.w3.org/1998/Math/MathML" display="block">
  <semantics>
    <mfrac>
      <mn>4</mn>
      <mn>13</mn>
    </mfrac>
    <annotation encoding="StarMath 5.0">{{4}} over {{13}}</annotation>
  </semantics>
</math>
</file>

<file path=Object 73/content.xml><?xml version="1.0" encoding="utf-8"?>
<math xmlns="http://www.w3.org/1998/Math/MathML" display="block">
  <semantics>
    <mfrac>
      <mn>7</mn>
      <mn>15</mn>
    </mfrac>
    <annotation encoding="StarMath 5.0">{{7}} over {{15}}
</annotation>
  </semantics>
</math>
</file>

<file path=Object 74/content.xml><?xml version="1.0" encoding="utf-8"?>
<math xmlns="http://www.w3.org/1998/Math/MathML" display="block">
  <semantics>
    <mfrac>
      <mn>17</mn>
      <mn>15</mn>
    </mfrac>
    <annotation encoding="StarMath 5.0">{{17}} over {{15}}
</annotation>
  </semantics>
</math>
</file>

<file path=Object 75/content.xml><?xml version="1.0" encoding="utf-8"?>
<math xmlns="http://www.w3.org/1998/Math/MathML" display="block">
  <semantics>
    <mfrac>
      <mn>2</mn>
      <mn>15</mn>
    </mfrac>
    <annotation encoding="StarMath 5.0">{{2}} over {{15}}
</annotation>
  </semantics>
</math>
</file>

<file path=Object 76/content.xml><?xml version="1.0" encoding="utf-8"?>
<math xmlns="http://www.w3.org/1998/Math/MathML" display="block">
  <semantics>
    <mfrac>
      <mn>37</mn>
      <mn>15</mn>
    </mfrac>
    <annotation encoding="StarMath 5.0">{{37}} over {{15}}
</annotation>
  </semantics>
</math>
</file>

<file path=Object 77/content.xml><?xml version="1.0" encoding="utf-8"?>
<math xmlns="http://www.w3.org/1998/Math/MathML" display="block">
  <semantics>
    <mfrac>
      <mn>12</mn>
      <mn>15</mn>
    </mfrac>
    <annotation encoding="StarMath 5.0">{{12}} over {{15}}
</annotation>
  </semantics>
</math>
</file>

<file path=Object 78/content.xml><?xml version="1.0" encoding="utf-8"?>
<math xmlns="http://www.w3.org/1998/Math/MathML" display="block">
  <semantics>
    <mfrac>
      <mn>3,8</mn>
      <mn>15</mn>
    </mfrac>
    <annotation encoding="StarMath 5.0">{{{3,8}}} over {{15}}
</annotation>
  </semantics>
</math>
</file>

<file path=Object 79/content.xml><?xml version="1.0" encoding="utf-8"?>
<math xmlns="http://www.w3.org/1998/Math/MathML" display="block">
  <semantics>
    <mfrac>
      <mn>17,1</mn>
      <mn>15</mn>
    </mfrac>
    <annotation encoding="StarMath 5.0">{{{17,1}}} over {{15}}
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2,8</math:mn>
      <math:mn>1</math:mn>
    </math:mfrac>
    <math:annotation math:encoding="StarMath 5.0">{{{2,8}}} over {{1}}
</math:annotation>
  </math:semantics>
</math:math>
</file>

<file path=Object 80/content.xml><?xml version="1.0" encoding="utf-8"?>
<math xmlns="http://www.w3.org/1998/Math/MathML" display="block">
  <semantics>
    <mfrac>
      <mn>17,02</mn>
      <mn>15</mn>
    </mfrac>
    <annotation encoding="StarMath 5.0">{{{17,02}}} over {{15}}
</annotation>
  </semantics>
</math>
</file>

<file path=Object 81/content.xml><?xml version="1.0" encoding="utf-8"?>
<math xmlns="http://www.w3.org/1998/Math/MathML" display="block">
  <semantics>
    <mfrac>
      <mn>3,07</mn>
      <mn>15</mn>
    </mfrac>
    <annotation encoding="StarMath 5.0">{{{3,07}}} over {{15}}
</annotation>
  </semantics>
</math>
</file>

<file path=Object 82/content.xml><?xml version="1.0" encoding="utf-8"?>
<math xmlns="http://www.w3.org/1998/Math/MathML" display="block">
  <semantics>
    <mfrac>
      <mn>17,002</mn>
      <mn>15</mn>
    </mfrac>
    <annotation encoding="StarMath 5.0">{{{17,002}}} over {{15}}
</annotation>
  </semantics>
</math>
</file>

<file path=Object 83/content.xml><?xml version="1.0" encoding="utf-8"?>
<math xmlns="http://www.w3.org/1998/Math/MathML" display="block">
  <semantics>
    <mfrac>
      <mn>5,7</mn>
      <mn>20</mn>
    </mfrac>
    <annotation encoding="StarMath 5.0">{5,7} over {20}</annotation>
  </semantics>
</math>
</file>

<file path=Object 84/content.xml><?xml version="1.0" encoding="utf-8"?>
<math xmlns="http://www.w3.org/1998/Math/MathML" display="block">
  <semantics>
    <mfrac>
      <mn>1,2</mn>
      <mn>4</mn>
    </mfrac>
    <annotation encoding="StarMath 5.0">{1,2} over {4}</annotation>
  </semantics>
</math>
</file>

<file path=Object 85/content.xml><?xml version="1.0" encoding="utf-8"?>
<math xmlns="http://www.w3.org/1998/Math/MathML" display="block">
  <semantics>
    <mfrac>
      <mn>5,7</mn>
      <mn>20</mn>
    </mfrac>
    <annotation encoding="StarMath 5.0">{5,7} over {20}</annotation>
  </semantics>
</math>
</file>

<file path=Object 86/content.xml><?xml version="1.0" encoding="utf-8"?>
<math xmlns="http://www.w3.org/1998/Math/MathML" display="block">
  <semantics>
    <mfrac>
      <mn>1,2</mn>
      <mn>4</mn>
    </mfrac>
    <annotation encoding="StarMath 5.0">{1,2} over {4}</annotation>
  </semantics>
</math>
</file>

<file path=Object 87/content.xml><?xml version="1.0" encoding="utf-8"?>
<math xmlns="http://www.w3.org/1998/Math/MathML" display="block">
  <semantics>
    <mfrac>
      <mn>5,7</mn>
      <mn>20</mn>
    </mfrac>
    <annotation encoding="StarMath 5.0">{5,7} over {20}</annotation>
  </semantics>
</math>
</file>

<file path=Object 88/content.xml><?xml version="1.0" encoding="utf-8"?>
<math xmlns="http://www.w3.org/1998/Math/MathML" display="block">
  <semantics>
    <mfrac>
      <mn>1,2</mn>
      <mn>4</mn>
    </mfrac>
    <annotation encoding="StarMath 5.0">{1,2} over {4}</annotation>
  </semantics>
</math>
</file>

<file path=Object 89/content.xml><?xml version="1.0" encoding="utf-8"?>
<math xmlns="http://www.w3.org/1998/Math/MathML" display="block">
  <semantics>
    <mfrac>
      <mrow>
        <mn>1,2</mn>
        <mrow>
          <mspace width="0.5em"/>
          <mo stretchy="false">×</mo>
          <mspace width="0.5em"/>
        </mrow>
        <mstyle color="green">
          <mstyle mathvariant="bold">
            <mn>5</mn>
          </mstyle>
        </mstyle>
      </mrow>
      <mrow>
        <mn>4</mn>
        <mrow>
          <mspace width="0.5em"/>
          <mo stretchy="false">×</mo>
          <mspace width="0.5em"/>
        </mrow>
        <mstyle color="green">
          <mstyle mathvariant="bold">
            <mn>5</mn>
          </mstyle>
        </mstyle>
      </mrow>
    </mfrac>
    <annotation encoding="StarMath 5.0">{1,2`times `color green bold{5} } over {4`times` color green bold{5}}</annotation>
  </semantics>
</math>
</file>

<file path=Object 9/content.xml><?xml version="1.0" encoding="utf-8"?>
<math xmlns="http://www.w3.org/1998/Math/MathML" display="block">
  <semantics>
    <mfrac>
      <mn>3,2</mn>
      <mn>32</mn>
    </mfrac>
    <annotation encoding="StarMath 5.0">{{{3,2}}} over {{32}}
</annotation>
  </semantics>
</math>
</file>

<file path=Object 90/content.xml><?xml version="1.0" encoding="utf-8"?>
<math xmlns="http://www.w3.org/1998/Math/MathML" display="block">
  <semantics>
    <mfrac>
      <mn>6</mn>
      <mn>20</mn>
    </mfrac>
    <annotation encoding="StarMath 5.0">{6} over {20}</annotation>
  </semantics>
</math>
</file>

<file path=Object 91/content.xml><?xml version="1.0" encoding="utf-8"?>
<math xmlns="http://www.w3.org/1998/Math/MathML" display="block">
  <semantics>
    <mfrac>
      <mn>2</mn>
      <mn>3</mn>
    </mfrac>
    <annotation encoding="StarMath 5.0">{{2}} over {{3}}
</annotation>
  </semantics>
</math>
</file>

<file path=Object 92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2</math:mn>
    </math:mfrac>
    <math:annotation math:encoding="StarMath 5.0">{9}over {12}
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frac>
      <math:mn>0,7</math:mn>
      <math:mn>12</math:mn>
    </math:mfrac>
    <math:annotation math:encoding="StarMath 5.0">{{{0,7}}} over {{12}}
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frac>
      <math:mn>2,4</math:mn>
      <math:mn>36</math:mn>
    </math:mfrac>
    <math:annotation math:encoding="StarMath 5.0">{2,4}over {36}
</math:annotation>
  </math:semantics>
</math:math>
</file>

<file path=Object 95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96/content.xml><?xml version="1.0" encoding="utf-8"?>
<math xmlns="http://www.w3.org/1998/Math/MathML" display="block">
  <semantics>
    <mfrac>
      <mn>29</mn>
      <mn>3</mn>
    </mfrac>
    <annotation encoding="StarMath 5.0">{29}over{3}</annotation>
  </semantics>
</math>
</file>

<file path=Object 97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2</math:mn>
    </math:mfrac>
    <math:annotation math:encoding="StarMath 5.0">{2} over {12}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{1}over {2}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over {6} </math:annotation>
  </math:semantics>
</math:math>
</file>